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Text_20_body">
      <style:text-properties officeooo:paragraph-rsid="01677ecb"/>
    </style:style>
    <style:style style:name="P68" style:family="paragraph" style:parent-style-name="Text_20_body">
      <style:text-properties officeooo:paragraph-rsid="016ff846"/>
    </style:style>
    <style:style style:name="P69" style:family="paragraph" style:parent-style-name="Text_20_body">
      <style:text-properties officeooo:paragraph-rsid="017312b3"/>
    </style:style>
    <style:style style:name="P70" style:family="paragraph" style:parent-style-name="Text_20_body">
      <style:text-properties officeooo:paragraph-rsid="0178ee11"/>
    </style:style>
    <style:style style:name="P71" style:family="paragraph" style:parent-style-name="Text_20_body">
      <style:text-properties officeooo:paragraph-rsid="01797ab2"/>
    </style:style>
    <style:style style:name="P72" style:family="paragraph" style:parent-style-name="Text_20_body">
      <style:text-properties officeooo:paragraph-rsid="017c430a"/>
    </style:style>
    <style:style style:name="P73" style:family="paragraph" style:parent-style-name="Text_20_body">
      <style:text-properties officeooo:paragraph-rsid="017e9c95"/>
    </style:style>
    <style:style style:name="P74" style:family="paragraph" style:parent-style-name="Text_20_body">
      <style:text-properties fo:font-variant="small-caps"/>
    </style:style>
    <style:style style:name="P75" style:family="paragraph" style:parent-style-name="Text_20_body">
      <style:text-properties officeooo:paragraph-rsid="017ef327"/>
    </style:style>
    <style:style style:name="P76" style:family="paragraph" style:parent-style-name="Text_20_body">
      <style:text-properties officeooo:paragraph-rsid="0185ad99"/>
    </style:style>
    <style:style style:name="P77" style:family="paragraph" style:parent-style-name="Text_20_body">
      <style:text-properties officeooo:paragraph-rsid="0185fa49"/>
    </style:style>
    <style:style style:name="P78" style:family="paragraph" style:parent-style-name="Text_20_body">
      <style:text-properties officeooo:paragraph-rsid="018718ae"/>
    </style:style>
    <style:style style:name="P79" style:family="paragraph" style:parent-style-name="Text_20_body">
      <style:text-properties officeooo:paragraph-rsid="01939a98"/>
    </style:style>
    <style:style style:name="P80" style:family="paragraph" style:parent-style-name="Text_20_body">
      <style:text-properties officeooo:paragraph-rsid="01977d1a"/>
    </style:style>
    <style:style style:name="P81" style:family="paragraph" style:parent-style-name="Text_20_body">
      <style:text-properties officeooo:paragraph-rsid="0198f1e1"/>
    </style:style>
    <style:style style:name="P82" style:family="paragraph" style:parent-style-name="Heading_20_3">
      <style:text-properties officeooo:paragraph-rsid="000f50f9"/>
    </style:style>
    <style:style style:name="P83" style:family="paragraph" style:parent-style-name="Heading_20_3">
      <style:paragraph-properties fo:text-align="center" style:justify-single-word="false"/>
      <style:text-properties officeooo:paragraph-rsid="000f50f9"/>
    </style:style>
    <style:style style:name="P84"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85"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86"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87"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9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9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9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17" style:family="paragraph" style:parent-style-name="Text_20_body">
      <style:paragraph-properties fo:margin-left="0.9846in" fo:margin-right="0in" fo:text-indent="0in" style:auto-text-indent="false"/>
    </style:style>
    <style:style style:name="P118" style:family="paragraph" style:parent-style-name="Text_20_body">
      <style:paragraph-properties fo:margin-left="0.9846in" fo:margin-right="0in" fo:text-indent="0in" style:auto-text-indent="false"/>
      <style:text-properties officeooo:paragraph-rsid="0029820e"/>
    </style:style>
    <style:style style:name="P119" style:family="paragraph" style:parent-style-name="Text_20_body">
      <style:paragraph-properties fo:margin-left="0.9846in" fo:margin-right="0in" fo:text-indent="0in" style:auto-text-indent="false"/>
      <style:text-properties officeooo:paragraph-rsid="002eadc6"/>
    </style:style>
    <style:style style:name="P120" style:family="paragraph" style:parent-style-name="Text_20_body">
      <style:paragraph-properties fo:margin-left="0.9846in" fo:margin-right="0in" fo:text-indent="0in" style:auto-text-indent="false"/>
      <style:text-properties officeooo:paragraph-rsid="00388490"/>
    </style:style>
    <style:style style:name="P121" style:family="paragraph" style:parent-style-name="Text_20_body">
      <style:paragraph-properties fo:margin-left="0.9846in" fo:margin-right="0in" fo:text-indent="0in" style:auto-text-indent="false"/>
      <style:text-properties officeooo:paragraph-rsid="003b455e"/>
    </style:style>
    <style:style style:name="P122" style:family="paragraph" style:parent-style-name="Text_20_body">
      <style:paragraph-properties fo:margin-left="0.9846in" fo:margin-right="0in" fo:text-indent="0in" style:auto-text-indent="false"/>
      <style:text-properties officeooo:paragraph-rsid="0052143e"/>
    </style:style>
    <style:style style:name="P123" style:family="paragraph" style:parent-style-name="Text_20_body">
      <style:paragraph-properties fo:margin-left="0.9846in" fo:margin-right="0in" fo:text-indent="0in" style:auto-text-indent="false"/>
      <style:text-properties officeooo:paragraph-rsid="006de052"/>
    </style:style>
    <style:style style:name="P124" style:family="paragraph" style:parent-style-name="Text_20_body">
      <style:paragraph-properties fo:margin-left="0.9846in" fo:margin-right="0in" fo:text-indent="0in" style:auto-text-indent="false"/>
      <style:text-properties officeooo:paragraph-rsid="00c595a4"/>
    </style:style>
    <style:style style:name="P125" style:family="paragraph" style:parent-style-name="Text_20_body">
      <style:paragraph-properties fo:margin-left="0.9846in" fo:margin-right="0in" fo:text-indent="0in" style:auto-text-indent="false"/>
      <style:text-properties officeooo:paragraph-rsid="00c5a1c7"/>
    </style:style>
    <style:style style:name="P126" style:family="paragraph" style:parent-style-name="Text_20_body">
      <style:paragraph-properties fo:margin-left="0.9846in" fo:margin-right="0in" fo:text-indent="0in" style:auto-text-indent="false"/>
      <style:text-properties officeooo:paragraph-rsid="00c96220"/>
    </style:style>
    <style:style style:name="P127" style:family="paragraph" style:parent-style-name="Text_20_body">
      <style:paragraph-properties fo:margin-left="0.9846in" fo:margin-right="0in" fo:text-indent="0in" style:auto-text-indent="false"/>
      <style:text-properties officeooo:paragraph-rsid="00ca7c42"/>
    </style:style>
    <style:style style:name="P128" style:family="paragraph" style:parent-style-name="Text_20_body">
      <style:paragraph-properties fo:margin-left="0.9846in" fo:margin-right="0in" fo:text-indent="0in" style:auto-text-indent="false"/>
      <style:text-properties officeooo:paragraph-rsid="00cab2b0"/>
    </style:style>
    <style:style style:name="P129" style:family="paragraph" style:parent-style-name="Text_20_body">
      <style:paragraph-properties fo:margin-left="0.9846in" fo:margin-right="0in" fo:text-indent="0in" style:auto-text-indent="false"/>
      <style:text-properties officeooo:rsid="00cab2b0" officeooo:paragraph-rsid="00cab2b0"/>
    </style:style>
    <style:style style:name="P130" style:family="paragraph" style:parent-style-name="Text_20_body">
      <style:paragraph-properties fo:margin-left="0.9846in" fo:margin-right="0in" fo:text-indent="0in" style:auto-text-indent="false"/>
      <style:text-properties officeooo:paragraph-rsid="00ce3615"/>
    </style:style>
    <style:style style:name="P131" style:family="paragraph" style:parent-style-name="Text_20_body">
      <style:paragraph-properties fo:margin-left="0.9846in" fo:margin-right="0in" fo:text-indent="0in" style:auto-text-indent="false"/>
      <style:text-properties officeooo:paragraph-rsid="00ff0722"/>
    </style:style>
    <style:style style:name="P132" style:family="paragraph" style:parent-style-name="Text_20_body">
      <style:paragraph-properties fo:margin-left="0.9846in" fo:margin-right="0in" fo:text-indent="0in" style:auto-text-indent="false"/>
      <style:text-properties officeooo:paragraph-rsid="0104d3ca"/>
    </style:style>
    <style:style style:name="P13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34" style:family="paragraph" style:parent-style-name="Text_20_body">
      <style:paragraph-properties fo:margin-left="0.9846in" fo:margin-right="0in" fo:text-indent="0in" style:auto-text-indent="false"/>
      <style:text-properties officeooo:paragraph-rsid="0132a619"/>
    </style:style>
    <style:style style:name="P135" style:family="paragraph" style:parent-style-name="Text_20_body">
      <style:paragraph-properties fo:margin-left="0.9846in" fo:margin-right="0in" fo:text-indent="0in" style:auto-text-indent="false"/>
      <style:text-properties officeooo:paragraph-rsid="014395c0"/>
    </style:style>
    <style:style style:name="P136" style:family="paragraph" style:parent-style-name="indent-big">
      <style:paragraph-properties fo:text-align="start" style:justify-single-word="false"/>
      <style:text-properties fo:language="none" fo:country="none" style:language-asian="none" style:country-asian="none"/>
    </style:style>
    <style:style style:name="P13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3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3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4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4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4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4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4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4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4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47" style:family="paragraph" style:parent-style-name="Text_20_body">
      <style:paragraph-properties fo:margin-left="0.4925in" fo:margin-right="0in" fo:text-indent="0in" style:auto-text-indent="false"/>
      <style:text-properties officeooo:paragraph-rsid="00388490"/>
    </style:style>
    <style:style style:name="P148" style:family="paragraph" style:parent-style-name="Text_20_body">
      <style:paragraph-properties fo:margin-left="0.4925in" fo:margin-right="0in" fo:text-indent="0in" style:auto-text-indent="false"/>
      <style:text-properties officeooo:paragraph-rsid="00c4ad28"/>
    </style:style>
    <style:style style:name="P14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5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51"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52" style:family="paragraph" style:parent-style-name="Text_20_body">
      <style:paragraph-properties fo:margin-left="1.4772in" fo:margin-right="0in" fo:text-indent="0in" style:auto-text-indent="false"/>
    </style:style>
    <style:style style:name="P153" style:family="paragraph" style:parent-style-name="Text_20_body">
      <style:paragraph-properties fo:margin-left="1.4772in" fo:margin-right="0in" fo:text-indent="0in" style:auto-text-indent="false"/>
      <style:text-properties officeooo:paragraph-rsid="006c8658"/>
    </style:style>
    <style:style style:name="P154" style:family="paragraph" style:parent-style-name="Text_20_body">
      <style:paragraph-properties fo:margin-left="1.4772in" fo:margin-right="0in" fo:text-indent="0in" style:auto-text-indent="false"/>
      <style:text-properties officeooo:paragraph-rsid="00dfc7d6"/>
    </style:style>
    <style:style style:name="P155" style:family="paragraph" style:parent-style-name="Text_20_body">
      <style:paragraph-properties fo:margin-left="2.4618in" fo:margin-right="0in" fo:text-indent="0in" style:auto-text-indent="false"/>
    </style:style>
    <style:style style:name="P156" style:family="paragraph" style:parent-style-name="Text_20_body">
      <style:paragraph-properties fo:margin-left="2.4618in" fo:margin-right="0in" fo:text-indent="0in" style:auto-text-indent="false"/>
      <style:text-properties officeooo:paragraph-rsid="006c2c40"/>
    </style:style>
    <style:style style:name="P157" style:family="paragraph" style:parent-style-name="Text_20_body_20__28_user_29_">
      <style:paragraph-properties fo:text-align="start" style:justify-single-word="false"/>
      <style:text-properties fo:language="none" fo:country="none" style:language-asian="none" style:country-asian="none"/>
    </style:style>
    <style:style style:name="P158" style:family="paragraph" style:parent-style-name="Text_20_body">
      <style:paragraph-properties fo:margin-left="1.9693in" fo:margin-right="0in" fo:text-indent="0in" style:auto-text-indent="false"/>
    </style:style>
    <style:style style:name="P159" style:family="paragraph" style:parent-style-name="Text_20_body">
      <style:paragraph-properties fo:margin-left="3.4465in" fo:margin-right="0in" fo:text-indent="0in" style:auto-text-indent="false"/>
      <style:text-properties officeooo:paragraph-rsid="00c4ad28"/>
    </style:style>
    <style:style style:name="P160" style:family="paragraph" style:parent-style-name="Text_20_body">
      <style:text-properties officeooo:paragraph-rsid="01a2eb26"/>
    </style:style>
    <style:style style:name="P161" style:family="paragraph" style:parent-style-name="Text_20_body">
      <style:paragraph-properties fo:margin-left="0.9846in" fo:margin-right="0in" fo:text-indent="0in" style:auto-text-indent="false"/>
    </style:style>
    <style:style style:name="P162" style:family="paragraph" style:parent-style-name="Text_20_body">
      <style:paragraph-properties fo:margin-left="0.9846in" fo:margin-right="0in" fo:text-indent="0in" style:auto-text-indent="false"/>
      <style:text-properties officeooo:paragraph-rsid="019d6dd9"/>
    </style:style>
    <style:style style:name="P163" style:family="paragraph" style:parent-style-name="Text_20_body">
      <style:paragraph-properties fo:margin-left="0.9846in" fo:margin-right="0in" fo:text-indent="0in" style:auto-text-indent="false"/>
      <style:text-properties officeooo:paragraph-rsid="01a04ac2"/>
    </style:style>
    <style:style style:name="P1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5" style:family="paragraph" style:parent-style-name="Text_20_body">
      <style:paragraph-properties fo:margin-left="0.4925in" fo:margin-right="0in" fo:text-indent="0in" style:auto-text-indent="false"/>
      <style:text-properties officeooo:paragraph-rsid="019d6dd9"/>
    </style:style>
    <style:style style:name="P166" style:family="paragraph" style:parent-style-name="Heading_20_1">
      <style:text-properties fo:language="none" fo:country="none" style:language-asian="none" style:country-asian="none"/>
    </style:style>
    <style:style style:name="P1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69"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officeooo:rsid="00105bb5"/>
    </style:style>
    <style:style style:name="T22" style:family="text">
      <style:text-properties officeooo:rsid="0010c590"/>
    </style:style>
    <style:style style:name="T23" style:family="text">
      <style:text-properties officeooo:rsid="001160b9"/>
    </style:style>
    <style:style style:name="T24" style:family="text">
      <style:text-properties officeooo:rsid="00131786"/>
    </style:style>
    <style:style style:name="T25" style:family="text">
      <style:text-properties officeooo:rsid="00132abb"/>
    </style:style>
    <style:style style:name="T26" style:family="text">
      <style:text-properties officeooo:rsid="0015451c"/>
    </style:style>
    <style:style style:name="T27" style:family="text">
      <style:text-properties officeooo:rsid="0015fe1b"/>
    </style:style>
    <style:style style:name="T28" style:family="text">
      <style:text-properties officeooo:rsid="0016ac27"/>
    </style:style>
    <style:style style:name="T29" style:family="text">
      <style:text-properties officeooo:rsid="0016d9c1"/>
    </style:style>
    <style:style style:name="T30" style:family="text">
      <style:text-properties officeooo:rsid="00177ea2"/>
    </style:style>
    <style:style style:name="T31" style:family="text">
      <style:text-properties officeooo:rsid="001a0ff3"/>
    </style:style>
    <style:style style:name="T32" style:family="text">
      <style:text-properties officeooo:rsid="001b1cea"/>
    </style:style>
    <style:style style:name="T33" style:family="text">
      <style:text-properties officeooo:rsid="001d3f43"/>
    </style:style>
    <style:style style:name="T34" style:family="text">
      <style:text-properties officeooo:rsid="001ee9d7"/>
    </style:style>
    <style:style style:name="T35" style:family="text">
      <style:text-properties officeooo:rsid="001f2dae"/>
    </style:style>
    <style:style style:name="T36" style:family="text">
      <style:text-properties officeooo:rsid="002029b4"/>
    </style:style>
    <style:style style:name="T37" style:family="text">
      <style:text-properties officeooo:rsid="0021d915"/>
    </style:style>
    <style:style style:name="T38" style:family="text">
      <style:text-properties officeooo:rsid="00235e0f"/>
    </style:style>
    <style:style style:name="T3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1" style:family="text">
      <style:text-properties officeooo:rsid="002455f2"/>
    </style:style>
    <style:style style:name="T42" style:family="text">
      <style:text-properties officeooo:rsid="00262c81"/>
    </style:style>
    <style:style style:name="T43" style:family="text">
      <style:text-properties officeooo:rsid="0027090f"/>
    </style:style>
    <style:style style:name="T44" style:family="text">
      <style:text-properties officeooo:rsid="0027336b"/>
    </style:style>
    <style:style style:name="T45" style:family="text">
      <style:text-properties officeooo:rsid="002763ad"/>
    </style:style>
    <style:style style:name="T46" style:family="text">
      <style:text-properties officeooo:rsid="0028656c"/>
    </style:style>
    <style:style style:name="T47" style:family="text">
      <style:text-properties officeooo:rsid="0029820e"/>
    </style:style>
    <style:style style:name="T48" style:family="text">
      <style:text-properties officeooo:rsid="002a234a"/>
    </style:style>
    <style:style style:name="T49" style:family="text">
      <style:text-properties officeooo:rsid="002b575d"/>
    </style:style>
    <style:style style:name="T50" style:family="text">
      <style:text-properties officeooo:rsid="002cb16c"/>
    </style:style>
    <style:style style:name="T51" style:family="text">
      <style:text-properties officeooo:rsid="0031db1b"/>
    </style:style>
    <style:style style:name="T52" style:family="text">
      <style:text-properties officeooo:rsid="00327653"/>
    </style:style>
    <style:style style:name="T53" style:family="text">
      <style:text-properties officeooo:rsid="0033af24"/>
    </style:style>
    <style:style style:name="T54" style:family="text">
      <style:text-properties officeooo:rsid="0034424c"/>
    </style:style>
    <style:style style:name="T55" style:family="text">
      <style:text-properties officeooo:rsid="00363834"/>
    </style:style>
    <style:style style:name="T56" style:family="text">
      <style:text-properties officeooo:rsid="00375486"/>
    </style:style>
    <style:style style:name="T57" style:family="text">
      <style:text-properties officeooo:rsid="00388490"/>
    </style:style>
    <style:style style:name="T58" style:family="text">
      <style:text-properties officeooo:rsid="0039575f"/>
    </style:style>
    <style:style style:name="T59" style:family="text">
      <style:text-properties officeooo:rsid="003b455e"/>
    </style:style>
    <style:style style:name="T60" style:family="text">
      <style:text-properties officeooo:rsid="003d14fa"/>
    </style:style>
    <style:style style:name="T61" style:family="text">
      <style:text-properties officeooo:rsid="003d24c7"/>
    </style:style>
    <style:style style:name="T62" style:family="text">
      <style:text-properties officeooo:rsid="003d51bc"/>
    </style:style>
    <style:style style:name="T63" style:family="text">
      <style:text-properties officeooo:rsid="003e0318"/>
    </style:style>
    <style:style style:name="T64" style:family="text">
      <style:text-properties officeooo:rsid="00422cde"/>
    </style:style>
    <style:style style:name="T65" style:family="text">
      <style:text-properties officeooo:rsid="00461c1f"/>
    </style:style>
    <style:style style:name="T66" style:family="text">
      <style:text-properties officeooo:rsid="004b4e28"/>
    </style:style>
    <style:style style:name="T67" style:family="text">
      <style:text-properties officeooo:rsid="004b75cf"/>
    </style:style>
    <style:style style:name="T68" style:family="text">
      <style:text-properties officeooo:rsid="004cee7b"/>
    </style:style>
    <style:style style:name="T69" style:family="text">
      <style:text-properties officeooo:rsid="004eae8b"/>
    </style:style>
    <style:style style:name="T70" style:family="text">
      <style:text-properties officeooo:rsid="004f539d"/>
    </style:style>
    <style:style style:name="T71" style:family="text">
      <style:text-properties officeooo:rsid="005017ba"/>
    </style:style>
    <style:style style:name="T72" style:family="text">
      <style:text-properties officeooo:rsid="0050933c"/>
    </style:style>
    <style:style style:name="T73" style:family="text">
      <style:text-properties officeooo:rsid="0051b2c8"/>
    </style:style>
    <style:style style:name="T74" style:family="text">
      <style:text-properties officeooo:rsid="0052143e"/>
    </style:style>
    <style:style style:name="T75" style:family="text">
      <style:text-properties officeooo:rsid="00562877"/>
    </style:style>
    <style:style style:name="T76" style:family="text">
      <style:text-properties officeooo:rsid="0058dead"/>
    </style:style>
    <style:style style:name="T77" style:family="text">
      <style:text-properties officeooo:rsid="005aae29"/>
    </style:style>
    <style:style style:name="T78" style:family="text">
      <style:text-properties officeooo:rsid="005bc1cc"/>
    </style:style>
    <style:style style:name="T79" style:family="text">
      <style:text-properties officeooo:rsid="005c8e1b"/>
    </style:style>
    <style:style style:name="T80" style:family="text">
      <style:text-properties officeooo:rsid="005e6eb9"/>
    </style:style>
    <style:style style:name="T81" style:family="text">
      <style:text-properties officeooo:rsid="005fc8a6"/>
    </style:style>
    <style:style style:name="T82" style:family="text">
      <style:text-properties officeooo:rsid="0060822e"/>
    </style:style>
    <style:style style:name="T83" style:family="text">
      <style:text-properties officeooo:rsid="006236be"/>
    </style:style>
    <style:style style:name="T84" style:family="text">
      <style:text-properties officeooo:rsid="00633e55"/>
    </style:style>
    <style:style style:name="T85" style:family="text">
      <style:text-properties officeooo:rsid="0064a75b"/>
    </style:style>
    <style:style style:name="T86" style:family="text">
      <style:text-properties fo:font-variant="small-caps"/>
    </style:style>
    <style:style style:name="T87" style:family="text">
      <style:text-properties fo:font-style="normal" style:font-style-asian="normal" style:font-style-complex="normal"/>
    </style:style>
    <style:style style:name="T88" style:family="text">
      <style:text-properties fo:font-style="normal" officeooo:rsid="006b82cb" style:font-style-asian="normal" style:font-style-complex="normal"/>
    </style:style>
    <style:style style:name="T89" style:family="text">
      <style:text-properties fo:font-style="normal" officeooo:rsid="014395c0" style:font-style-asian="normal" style:font-style-complex="normal"/>
    </style:style>
    <style:style style:name="T90" style:family="text">
      <style:text-properties officeooo:rsid="006b82cb"/>
    </style:style>
    <style:style style:name="T91" style:family="text">
      <style:text-properties officeooo:rsid="006c2c40"/>
    </style:style>
    <style:style style:name="T92" style:family="text">
      <style:text-properties officeooo:rsid="006c8658"/>
    </style:style>
    <style:style style:name="T93" style:family="text">
      <style:text-properties officeooo:rsid="006de052"/>
    </style:style>
    <style:style style:name="T94" style:family="text">
      <style:text-properties officeooo:rsid="006e2449"/>
    </style:style>
    <style:style style:name="T95" style:family="text">
      <style:text-properties officeooo:rsid="006edeb4"/>
    </style:style>
    <style:style style:name="T96" style:family="text">
      <style:text-properties officeooo:rsid="0070ba87"/>
    </style:style>
    <style:style style:name="T97" style:family="text">
      <style:text-properties officeooo:rsid="0072333c"/>
    </style:style>
    <style:style style:name="T98" style:family="text">
      <style:text-properties officeooo:rsid="00733e8f"/>
    </style:style>
    <style:style style:name="T99" style:family="text">
      <style:text-properties officeooo:rsid="0074d84e"/>
    </style:style>
    <style:style style:name="T100" style:family="text">
      <style:text-properties officeooo:rsid="00761e8f"/>
    </style:style>
    <style:style style:name="T101" style:family="text">
      <style:text-properties officeooo:rsid="0076508e"/>
    </style:style>
    <style:style style:name="T102" style:family="text">
      <style:text-properties officeooo:rsid="00766915"/>
    </style:style>
    <style:style style:name="T103" style:family="text">
      <style:text-properties officeooo:rsid="007864d2"/>
    </style:style>
    <style:style style:name="T104" style:family="text">
      <style:text-properties officeooo:rsid="0079dab0"/>
    </style:style>
    <style:style style:name="T105" style:family="text">
      <style:text-properties officeooo:rsid="007b7f8f"/>
    </style:style>
    <style:style style:name="T106" style:family="text">
      <style:text-properties officeooo:rsid="007d5639"/>
    </style:style>
    <style:style style:name="T107" style:family="text">
      <style:text-properties officeooo:rsid="007e01df"/>
    </style:style>
    <style:style style:name="T108" style:family="text">
      <style:text-properties officeooo:rsid="007fbcf0"/>
    </style:style>
    <style:style style:name="T109" style:family="text">
      <style:text-properties officeooo:rsid="00804d34"/>
    </style:style>
    <style:style style:name="T110" style:family="text">
      <style:text-properties officeooo:rsid="00823165"/>
    </style:style>
    <style:style style:name="T111" style:family="text">
      <style:text-properties officeooo:rsid="00835f10"/>
    </style:style>
    <style:style style:name="T112" style:family="text">
      <style:text-properties officeooo:rsid="00854601"/>
    </style:style>
    <style:style style:name="T113" style:family="text">
      <style:text-properties fo:language="ru" fo:country="RU" style:language-complex="hi" style:country-complex="IN"/>
    </style:style>
    <style:style style:name="T114" style:family="text">
      <style:text-properties fo:language="ru" fo:country="RU" officeooo:rsid="00854601" style:language-complex="hi" style:country-complex="IN"/>
    </style:style>
    <style:style style:name="T115" style:family="text">
      <style:text-properties fo:language="ru" fo:country="RU" officeooo:rsid="00866f75" style:language-complex="hi" style:country-complex="IN"/>
    </style:style>
    <style:style style:name="T116" style:family="text">
      <style:text-properties fo:language="ru" fo:country="RU" officeooo:rsid="00aef8dd" style:language-complex="hi" style:country-complex="IN"/>
    </style:style>
    <style:style style:name="T11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9" style:family="text">
      <style:text-properties officeooo:rsid="00866f75"/>
    </style:style>
    <style:style style:name="T120" style:family="text">
      <style:text-properties officeooo:rsid="00878ebd"/>
    </style:style>
    <style:style style:name="T121" style:family="text">
      <style:text-properties officeooo:rsid="00885efa"/>
    </style:style>
    <style:style style:name="T122" style:family="text">
      <style:text-properties officeooo:rsid="0089d02b"/>
    </style:style>
    <style:style style:name="T123" style:family="text">
      <style:text-properties officeooo:rsid="008bc171"/>
    </style:style>
    <style:style style:name="T124" style:family="text">
      <style:text-properties officeooo:rsid="008d4797"/>
    </style:style>
    <style:style style:name="T125" style:family="text">
      <style:text-properties officeooo:rsid="008e3cf3"/>
    </style:style>
    <style:style style:name="T126" style:family="text">
      <style:text-properties officeooo:rsid="00937454"/>
    </style:style>
    <style:style style:name="T127" style:family="text">
      <style:text-properties officeooo:rsid="009494b1"/>
    </style:style>
    <style:style style:name="T128" style:family="text">
      <style:text-properties officeooo:rsid="0094d8d9"/>
    </style:style>
    <style:style style:name="T129" style:family="text">
      <style:text-properties officeooo:rsid="009604e0"/>
    </style:style>
    <style:style style:name="T130" style:family="text">
      <style:text-properties officeooo:rsid="0099b814"/>
    </style:style>
    <style:style style:name="T131" style:family="text">
      <style:text-properties officeooo:rsid="009a5a2a"/>
    </style:style>
    <style:style style:name="T132" style:family="text">
      <style:text-properties officeooo:rsid="009baae0"/>
    </style:style>
    <style:style style:name="T133" style:family="text">
      <style:text-properties officeooo:rsid="009c4c4d"/>
    </style:style>
    <style:style style:name="T134" style:family="text">
      <style:text-properties officeooo:rsid="009d4d29"/>
    </style:style>
    <style:style style:name="T135" style:family="text">
      <style:text-properties officeooo:rsid="009e1fea"/>
    </style:style>
    <style:style style:name="T136" style:family="text">
      <style:text-properties officeooo:rsid="009e3ce2"/>
    </style:style>
    <style:style style:name="T137" style:family="text">
      <style:text-properties officeooo:rsid="009e873f"/>
    </style:style>
    <style:style style:name="T138" style:family="text">
      <style:text-properties officeooo:rsid="00a07f85"/>
    </style:style>
    <style:style style:name="T139" style:family="text">
      <style:text-properties officeooo:rsid="00a0ca12"/>
    </style:style>
    <style:style style:name="T140" style:family="text">
      <style:text-properties officeooo:rsid="00a1ace6"/>
    </style:style>
    <style:style style:name="T141" style:family="text">
      <style:text-properties officeooo:rsid="00a37572"/>
    </style:style>
    <style:style style:name="T142" style:family="text">
      <style:text-properties officeooo:rsid="00a49d98"/>
    </style:style>
    <style:style style:name="T143" style:family="text">
      <style:text-properties officeooo:rsid="00a8b305"/>
    </style:style>
    <style:style style:name="T144" style:family="text">
      <style:text-properties officeooo:rsid="00aa4ee9"/>
    </style:style>
    <style:style style:name="T145" style:family="text">
      <style:text-properties officeooo:rsid="00aaf337"/>
    </style:style>
    <style:style style:name="T146" style:family="text">
      <style:text-properties officeooo:rsid="00aef8dd"/>
    </style:style>
    <style:style style:name="T147" style:family="text">
      <style:text-properties officeooo:rsid="00b09de6"/>
    </style:style>
    <style:style style:name="T148" style:family="text">
      <style:text-properties officeooo:rsid="00b2e0fa"/>
    </style:style>
    <style:style style:name="T149" style:family="text">
      <style:text-properties officeooo:rsid="00b39899"/>
    </style:style>
    <style:style style:name="T150" style:family="text">
      <style:text-properties officeooo:rsid="00b472ed"/>
    </style:style>
    <style:style style:name="T151" style:family="text">
      <style:text-properties officeooo:rsid="00b56284"/>
    </style:style>
    <style:style style:name="T152" style:family="text">
      <style:text-properties officeooo:rsid="00b5f240"/>
    </style:style>
    <style:style style:name="T153" style:family="text">
      <style:text-properties officeooo:rsid="00bfcf9e"/>
    </style:style>
    <style:style style:name="T154" style:family="text">
      <style:text-properties officeooo:rsid="00c0a824"/>
    </style:style>
    <style:style style:name="T155" style:family="text">
      <style:text-properties officeooo:rsid="00c12e4b"/>
    </style:style>
    <style:style style:name="T156" style:family="text">
      <style:text-properties officeooo:rsid="00c2d48f"/>
    </style:style>
    <style:style style:name="T157" style:family="text">
      <style:text-properties officeooo:rsid="00c38124"/>
    </style:style>
    <style:style style:name="T158" style:family="text">
      <style:text-properties officeooo:rsid="00c4ad28"/>
    </style:style>
    <style:style style:name="T159" style:family="text">
      <style:text-properties officeooo:rsid="00c595a4"/>
    </style:style>
    <style:style style:name="T160" style:family="text">
      <style:text-properties officeooo:rsid="00c5a1c7"/>
    </style:style>
    <style:style style:name="T161" style:family="text">
      <style:text-properties officeooo:rsid="00c6a6fc"/>
    </style:style>
    <style:style style:name="T162" style:family="text">
      <style:text-properties officeooo:rsid="00c96220"/>
    </style:style>
    <style:style style:name="T163" style:family="text">
      <style:text-properties officeooo:rsid="00ca7c42"/>
    </style:style>
    <style:style style:name="T164" style:family="text">
      <style:text-properties officeooo:rsid="00cab2b0"/>
    </style:style>
    <style:style style:name="T165" style:family="text">
      <style:text-properties fo:font-weight="normal" style:font-weight-asian="normal" style:font-weight-complex="normal"/>
    </style:style>
    <style:style style:name="T166" style:family="text">
      <style:text-properties fo:font-weight="normal" officeooo:rsid="00d7d536" style:font-weight-asian="normal" style:font-weight-complex="normal"/>
    </style:style>
    <style:style style:name="T167" style:family="text">
      <style:text-properties fo:font-weight="normal" officeooo:rsid="00d9b0d8" style:font-weight-asian="normal" style:font-weight-complex="normal"/>
    </style:style>
    <style:style style:name="T168" style:family="text">
      <style:text-properties officeooo:rsid="00cca6b6"/>
    </style:style>
    <style:style style:name="T169" style:family="text">
      <style:text-properties officeooo:rsid="00ce3615"/>
    </style:style>
    <style:style style:name="T170" style:family="text">
      <style:text-properties officeooo:rsid="00d03fc5"/>
    </style:style>
    <style:style style:name="T171" style:family="text">
      <style:text-properties officeooo:rsid="00d23023"/>
    </style:style>
    <style:style style:name="T172" style:family="text">
      <style:text-properties officeooo:rsid="00d25253"/>
    </style:style>
    <style:style style:name="T173" style:family="text">
      <style:text-properties officeooo:rsid="00d30f16"/>
    </style:style>
    <style:style style:name="T174" style:family="text">
      <style:text-properties officeooo:rsid="00d31bf1"/>
    </style:style>
    <style:style style:name="T175" style:family="text">
      <style:text-properties officeooo:rsid="00d4f64c"/>
    </style:style>
    <style:style style:name="T176" style:family="text">
      <style:text-properties fo:font-weight="bold" style:font-weight-asian="bold" style:font-weight-complex="bold"/>
    </style:style>
    <style:style style:name="T177" style:family="text">
      <style:text-properties officeooo:rsid="00d70aab"/>
    </style:style>
    <style:style style:name="T178" style:family="text">
      <style:text-properties officeooo:rsid="00d7aa22"/>
    </style:style>
    <style:style style:name="T179" style:family="text">
      <style:text-properties officeooo:rsid="00d7d536"/>
    </style:style>
    <style:style style:name="T180" style:family="text">
      <style:text-properties officeooo:rsid="00d9b0d8"/>
    </style:style>
    <style:style style:name="T181" style:family="text">
      <style:text-properties officeooo:rsid="00dde28f"/>
    </style:style>
    <style:style style:name="T182" style:family="text">
      <style:text-properties officeooo:rsid="00dfc7d6"/>
    </style:style>
    <style:style style:name="T183" style:family="text">
      <style:text-properties officeooo:rsid="00e07a21"/>
    </style:style>
    <style:style style:name="T184" style:family="text">
      <style:text-properties officeooo:rsid="00e1ce3c"/>
    </style:style>
    <style:style style:name="T185" style:family="text">
      <style:text-properties officeooo:rsid="00e1ea05"/>
    </style:style>
    <style:style style:name="T186" style:family="text">
      <style:text-properties officeooo:rsid="00e3c689"/>
    </style:style>
    <style:style style:name="T187" style:family="text">
      <style:text-properties officeooo:rsid="00e4628b"/>
    </style:style>
    <style:style style:name="T188" style:family="text">
      <style:text-properties officeooo:rsid="00e4bb68"/>
    </style:style>
    <style:style style:name="T189" style:family="text">
      <style:text-properties officeooo:rsid="00e54357"/>
    </style:style>
    <style:style style:name="T190" style:family="text">
      <style:text-properties officeooo:rsid="00e78eef"/>
    </style:style>
    <style:style style:name="T191" style:family="text">
      <style:text-properties officeooo:rsid="00e84d94"/>
    </style:style>
    <style:style style:name="T192" style:family="text">
      <style:text-properties officeooo:rsid="00e9e5c5"/>
    </style:style>
    <style:style style:name="T193" style:family="text">
      <style:text-properties officeooo:rsid="00eb0ed1"/>
    </style:style>
    <style:style style:name="T194" style:family="text">
      <style:text-properties officeooo:rsid="00ebfa12"/>
    </style:style>
    <style:style style:name="T195" style:family="text">
      <style:text-properties officeooo:rsid="00ee147e"/>
    </style:style>
    <style:style style:name="T196" style:family="text">
      <style:text-properties officeooo:rsid="00eef302"/>
    </style:style>
    <style:style style:name="T197" style:family="text">
      <style:text-properties officeooo:rsid="00f03964"/>
    </style:style>
    <style:style style:name="T198" style:family="text">
      <style:text-properties officeooo:rsid="00f04056"/>
    </style:style>
    <style:style style:name="T199" style:family="text">
      <style:text-properties officeooo:rsid="00f23baa"/>
    </style:style>
    <style:style style:name="T200" style:family="text">
      <style:text-properties officeooo:rsid="00f2dab7"/>
    </style:style>
    <style:style style:name="T201" style:family="text">
      <style:text-properties officeooo:rsid="00f4635a"/>
    </style:style>
    <style:style style:name="T202" style:family="text">
      <style:text-properties officeooo:rsid="00f5e236"/>
    </style:style>
    <style:style style:name="T203" style:family="text">
      <style:text-properties officeooo:rsid="00f7aee9"/>
    </style:style>
    <style:style style:name="T204" style:family="text">
      <style:text-properties officeooo:rsid="00f92d47"/>
    </style:style>
    <style:style style:name="T205" style:family="text">
      <style:text-properties officeooo:rsid="00fbe8a5"/>
    </style:style>
    <style:style style:name="T206" style:family="text">
      <style:text-properties officeooo:rsid="00fd4ae5"/>
    </style:style>
    <style:style style:name="T207" style:family="text">
      <style:text-properties officeooo:rsid="00ff0722"/>
    </style:style>
    <style:style style:name="T208" style:family="text">
      <style:text-properties officeooo:rsid="00ffff48"/>
    </style:style>
    <style:style style:name="T209" style:family="text">
      <style:text-properties officeooo:rsid="01005844"/>
    </style:style>
    <style:style style:name="T210" style:family="text">
      <style:text-properties officeooo:rsid="0100c33a"/>
    </style:style>
    <style:style style:name="T211" style:family="text">
      <style:text-properties officeooo:rsid="01027d2b"/>
    </style:style>
    <style:style style:name="T212" style:family="text">
      <style:text-properties officeooo:rsid="01063295"/>
    </style:style>
    <style:style style:name="T213" style:family="text">
      <style:text-properties officeooo:rsid="01076227"/>
    </style:style>
    <style:style style:name="T214" style:family="text">
      <style:text-properties officeooo:rsid="0107a7aa"/>
    </style:style>
    <style:style style:name="T215" style:family="text">
      <style:text-properties officeooo:rsid="0108452d"/>
    </style:style>
    <style:style style:name="T216" style:family="text">
      <style:text-properties officeooo:rsid="01094b0c"/>
    </style:style>
    <style:style style:name="T217" style:family="text">
      <style:text-properties officeooo:rsid="010b7f65"/>
    </style:style>
    <style:style style:name="T218" style:family="text">
      <style:text-properties officeooo:rsid="01135272"/>
    </style:style>
    <style:style style:name="T219" style:family="text">
      <style:text-properties officeooo:rsid="011435f7"/>
    </style:style>
    <style:style style:name="T220" style:family="text">
      <style:text-properties officeooo:rsid="011500f1"/>
    </style:style>
    <style:style style:name="T221" style:family="text">
      <style:text-properties officeooo:rsid="01166568"/>
    </style:style>
    <style:style style:name="T222" style:family="text">
      <style:text-properties officeooo:rsid="01168cae"/>
    </style:style>
    <style:style style:name="T223" style:family="text">
      <style:text-properties officeooo:rsid="0120bef9"/>
    </style:style>
    <style:style style:name="T224" style:family="text">
      <style:text-properties officeooo:rsid="01287784"/>
    </style:style>
    <style:style style:name="T225" style:family="text">
      <style:text-properties officeooo:rsid="012a4a15"/>
    </style:style>
    <style:style style:name="T226" style:family="text">
      <style:text-properties officeooo:rsid="012bbd8e"/>
    </style:style>
    <style:style style:name="T227" style:family="text">
      <style:text-properties officeooo:rsid="012d6a00"/>
    </style:style>
    <style:style style:name="T228" style:family="text">
      <style:text-properties officeooo:rsid="012f5252"/>
    </style:style>
    <style:style style:name="T229" style:family="text">
      <style:text-properties officeooo:rsid="01363ebc"/>
    </style:style>
    <style:style style:name="T230" style:family="text">
      <style:text-properties officeooo:rsid="01365ea0"/>
    </style:style>
    <style:style style:name="T231" style:family="text">
      <style:text-properties officeooo:rsid="013779fb"/>
    </style:style>
    <style:style style:name="T232" style:family="text">
      <style:text-properties officeooo:rsid="0137f14c"/>
    </style:style>
    <style:style style:name="T233" style:family="text">
      <style:text-properties officeooo:rsid="0138cccd"/>
    </style:style>
    <style:style style:name="T234" style:family="text">
      <style:text-properties officeooo:rsid="0138d5e3"/>
    </style:style>
    <style:style style:name="T235" style:family="text">
      <style:text-properties officeooo:rsid="01396c70"/>
    </style:style>
    <style:style style:name="T236" style:family="text">
      <style:text-properties officeooo:rsid="0139e95a"/>
    </style:style>
    <style:style style:name="T237" style:family="text">
      <style:text-properties officeooo:rsid="0139f028"/>
    </style:style>
    <style:style style:name="T238" style:family="text">
      <style:text-properties officeooo:rsid="013ac95f"/>
    </style:style>
    <style:style style:name="T239" style:family="text">
      <style:text-properties officeooo:rsid="013c37f2"/>
    </style:style>
    <style:style style:name="T240" style:family="text">
      <style:text-properties officeooo:rsid="013d0ec1"/>
    </style:style>
    <style:style style:name="T241" style:family="text">
      <style:text-properties officeooo:rsid="013ee1b3"/>
    </style:style>
    <style:style style:name="T242" style:family="text">
      <style:text-properties officeooo:rsid="013f5edb"/>
    </style:style>
    <style:style style:name="T243" style:family="text">
      <style:text-properties officeooo:rsid="01415628"/>
    </style:style>
    <style:style style:name="T244" style:family="text">
      <style:text-properties officeooo:rsid="01435163"/>
    </style:style>
    <style:style style:name="T245" style:family="text">
      <style:text-properties officeooo:rsid="014395c0"/>
    </style:style>
    <style:style style:name="T246" style:family="text">
      <style:text-properties officeooo:rsid="0143dea5"/>
    </style:style>
    <style:style style:name="T247" style:family="text">
      <style:text-properties officeooo:rsid="0146d7a3"/>
    </style:style>
    <style:style style:name="T248" style:family="text">
      <style:text-properties officeooo:rsid="0149f91c"/>
    </style:style>
    <style:style style:name="T249" style:family="text">
      <style:text-properties officeooo:rsid="014a159e"/>
    </style:style>
    <style:style style:name="T250" style:family="text">
      <style:text-properties officeooo:rsid="014c06bd"/>
    </style:style>
    <style:style style:name="T251" style:family="text">
      <style:text-properties officeooo:rsid="014d9d43"/>
    </style:style>
    <style:style style:name="T252" style:family="text">
      <style:text-properties officeooo:rsid="014f5a46"/>
    </style:style>
    <style:style style:name="T253" style:family="text">
      <style:text-properties officeooo:rsid="014f8f50"/>
    </style:style>
    <style:style style:name="T254" style:family="text">
      <style:text-properties officeooo:rsid="01501f6a"/>
    </style:style>
    <style:style style:name="T255" style:family="text">
      <style:text-properties officeooo:rsid="015100b4"/>
    </style:style>
    <style:style style:name="T256" style:family="text">
      <style:text-properties officeooo:rsid="015155d9"/>
    </style:style>
    <style:style style:name="T257" style:family="text">
      <style:text-properties officeooo:rsid="0151b53c"/>
    </style:style>
    <style:style style:name="T258" style:family="text">
      <style:text-properties officeooo:rsid="0151ed51"/>
    </style:style>
    <style:style style:name="T259" style:family="text">
      <style:text-properties officeooo:rsid="01525f43"/>
    </style:style>
    <style:style style:name="T260" style:family="text">
      <style:text-properties officeooo:rsid="01527df1"/>
    </style:style>
    <style:style style:name="T261" style:family="text">
      <style:text-properties officeooo:rsid="0154182a"/>
    </style:style>
    <style:style style:name="T262" style:family="text">
      <style:text-properties officeooo:rsid="015463b2"/>
    </style:style>
    <style:style style:name="T263" style:family="text">
      <style:text-properties officeooo:rsid="01549ed5"/>
    </style:style>
    <style:style style:name="T264" style:family="text">
      <style:text-properties officeooo:rsid="015641fb"/>
    </style:style>
    <style:style style:name="T265" style:family="text">
      <style:text-properties officeooo:rsid="0156f873"/>
    </style:style>
    <style:style style:name="T266" style:family="text">
      <style:text-properties officeooo:rsid="01577a47"/>
    </style:style>
    <style:style style:name="T267" style:family="text">
      <style:text-properties officeooo:rsid="01589e1d"/>
    </style:style>
    <style:style style:name="T268" style:family="text">
      <style:text-properties officeooo:rsid="015d3688"/>
    </style:style>
    <style:style style:name="T269" style:family="text">
      <style:text-properties officeooo:rsid="015edee9"/>
    </style:style>
    <style:style style:name="T270" style:family="text">
      <style:text-properties officeooo:rsid="015ee7fe"/>
    </style:style>
    <style:style style:name="T271" style:family="text">
      <style:text-properties officeooo:rsid="0160b910"/>
    </style:style>
    <style:style style:name="T272" style:family="text">
      <style:text-properties officeooo:rsid="01629334"/>
    </style:style>
    <style:style style:name="T273" style:family="text">
      <style:text-properties officeooo:rsid="0163a991"/>
    </style:style>
    <style:style style:name="T274" style:family="text">
      <style:text-properties officeooo:rsid="01647f33"/>
    </style:style>
    <style:style style:name="T275" style:family="text">
      <style:text-properties officeooo:rsid="0164f6d8"/>
    </style:style>
    <style:style style:name="T276" style:family="text">
      <style:text-properties officeooo:rsid="01668274"/>
    </style:style>
    <style:style style:name="T277" style:family="text">
      <style:text-properties officeooo:rsid="01677ecb"/>
    </style:style>
    <style:style style:name="T278" style:family="text">
      <style:text-properties officeooo:rsid="01688552"/>
    </style:style>
    <style:style style:name="T279" style:family="text">
      <style:text-properties officeooo:rsid="0168addb"/>
    </style:style>
    <style:style style:name="T280" style:family="text">
      <style:text-properties officeooo:rsid="016964a8"/>
    </style:style>
    <style:style style:name="T281" style:family="text">
      <style:text-properties officeooo:rsid="016daab9"/>
    </style:style>
    <style:style style:name="T282" style:family="text">
      <style:text-properties officeooo:rsid="016f5c01"/>
    </style:style>
    <style:style style:name="T283" style:family="text">
      <style:text-properties officeooo:rsid="016ff846"/>
    </style:style>
    <style:style style:name="T284" style:family="text">
      <style:text-properties officeooo:rsid="017015b2"/>
    </style:style>
    <style:style style:name="T285" style:family="text">
      <style:text-properties officeooo:rsid="0171a9d9"/>
    </style:style>
    <style:style style:name="T286" style:family="text">
      <style:text-properties officeooo:rsid="0172432e"/>
    </style:style>
    <style:style style:name="T287" style:family="text">
      <style:text-properties officeooo:rsid="017312b3"/>
    </style:style>
    <style:style style:name="T288" style:family="text">
      <style:text-properties officeooo:rsid="0178ee11"/>
    </style:style>
    <style:style style:name="T289" style:family="text">
      <style:text-properties officeooo:rsid="01797ab2"/>
    </style:style>
    <style:style style:name="T290" style:family="text">
      <style:text-properties officeooo:rsid="017b3f07"/>
    </style:style>
    <style:style style:name="T291" style:family="text">
      <style:text-properties officeooo:rsid="017c430a"/>
    </style:style>
    <style:style style:name="T292" style:family="text">
      <style:text-properties officeooo:rsid="017d4213"/>
    </style:style>
    <style:style style:name="T293" style:family="text">
      <style:text-properties officeooo:rsid="017e9c95"/>
    </style:style>
    <style:style style:name="T294" style:family="text">
      <style:text-properties officeooo:rsid="017ef327"/>
    </style:style>
    <style:style style:name="T295" style:family="text">
      <style:text-properties officeooo:rsid="017f5b1e"/>
    </style:style>
    <style:style style:name="T296" style:family="text">
      <style:text-properties officeooo:rsid="0180ef31"/>
    </style:style>
    <style:style style:name="T297" style:family="text">
      <style:text-properties officeooo:rsid="01814858"/>
    </style:style>
    <style:style style:name="T298" style:family="text">
      <style:text-properties officeooo:rsid="018281e5"/>
    </style:style>
    <style:style style:name="T299" style:family="text">
      <style:text-properties officeooo:rsid="01841855"/>
    </style:style>
    <style:style style:name="T300" style:family="text">
      <style:text-properties officeooo:rsid="0185ad99"/>
    </style:style>
    <style:style style:name="T301" style:family="text">
      <style:text-properties officeooo:rsid="0185fa49"/>
    </style:style>
    <style:style style:name="T302" style:family="text">
      <style:text-properties officeooo:rsid="018718ae"/>
    </style:style>
    <style:style style:name="T303" style:family="text">
      <style:text-properties officeooo:rsid="018fad9a"/>
    </style:style>
    <style:style style:name="T304" style:family="text">
      <style:text-properties officeooo:rsid="019027f5"/>
    </style:style>
    <style:style style:name="T305" style:family="text">
      <style:text-properties officeooo:rsid="0191d6f9"/>
    </style:style>
    <style:style style:name="T306" style:family="text">
      <style:text-properties officeooo:rsid="0194f112"/>
    </style:style>
    <style:style style:name="T307" style:family="text">
      <style:text-properties officeooo:rsid="019613bd"/>
    </style:style>
    <style:style style:name="T308" style:family="text">
      <style:text-properties officeooo:rsid="01977d1a"/>
    </style:style>
    <style:style style:name="T309" style:family="text">
      <style:text-properties officeooo:rsid="0197acdc"/>
    </style:style>
    <style:style style:name="T310" style:family="text">
      <style:text-properties officeooo:rsid="0198221e"/>
    </style:style>
    <style:style style:name="T311" style:family="text">
      <style:text-properties officeooo:rsid="019852b6"/>
    </style:style>
    <style:style style:name="T312" style:family="text">
      <style:text-properties officeooo:rsid="0198f1e1"/>
    </style:style>
    <style:style style:name="T313" style:family="text">
      <style:text-properties officeooo:rsid="019ac404"/>
    </style:style>
    <style:style style:name="T314" style:family="text">
      <style:text-properties officeooo:rsid="019c6fe5"/>
    </style:style>
    <style:style style:name="T315" style:family="text">
      <style:text-properties officeooo:rsid="019d6dd9"/>
    </style:style>
    <style:style style:name="T316" style:family="text">
      <style:text-properties officeooo:rsid="01a04ac2"/>
    </style:style>
    <style:style style:name="T317" style:family="text">
      <style:text-properties officeooo:rsid="01a21e8b"/>
    </style:style>
    <style:style style:name="T318" style:family="text">
      <style:text-properties officeooo:rsid="01a2eb26"/>
    </style:style>
    <style:style style:name="T319" style:family="text">
      <style:text-properties officeooo:rsid="01a4dd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7">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57"/>
      <text:h text:style-name="P166" text:outline-level="1"/>
      <text:h text:style-name="P166" text:outline-level="1">Круглая Радуга</text:h>
      <text:p text:style-name="P1">Посвящается Ричарду Фаринья</text:p>
      <text:h text:style-name="P83" text:outline-level="3">1</text:h>
      <text:h text:style-name="P83" text:outline-level="3">За пределами Нуля</text:h>
      <text:h text:style-name="P82"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1">закачаешься</text:span>: хрустальный дворец вдр<text:span text:style-name="T21">ызг</text:span>. Однако, в полной темноте, без проблеска света, <text:span text:style-name="T2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1">н</text:span>ых среди прочей всячины, которую <text:span text:style-name="T2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4">трухлый</text:span> бетон, <text:span text:style-name="T2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5">давно</text:span> минувших дней, запахи керосинных зим, воскресных дней без уличного движения, кораллоподобно <text:span text:style-name="T26">необъяснимого</text:span> живого роста, начали вписыват<text:span text:style-name="T2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8">опорах</text:span> в тёмно-зелёной краске, свисают <text:span text:style-name="T2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1">до единой </text:span>и только <text:span text:style-name="T32">лишь </text:span>призраки их, <text:span text:style-name="T32">недвижимые подобно</text:span> рисунк<text:span text:style-name="T32">ам</text:span> в пещере, застыли <text:span text:style-name="T32">по</text:span> стена<text:span text:style-name="T32">м</text:span> упрямым свечением… беженцев забирают партиями, на лифте—дощатая п<text:span text:style-name="T3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3">из </text:span>этаже<text:span text:style-name="T33">й</text:span> беженцы продвигаются и <text:span text:style-name="T33">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3">чего уж</text:span> перебирать <text:span text:style-name="T33">меблировкой</text:span>, раз <text:span text:style-name="T33">докатились</text:span> до такого? Под ногами хрустит древнейшая грязь города, последние напластования всего, что город <text:span text:style-name="T33">отжал</text:span>, чем <text:span text:style-name="T33">пуг</text:span>ал, лгал своим детям. Кому не сл<text:span text:style-name="T34">ышался этот</text:span> голос, <text:span text:style-name="T34">задушевный такой</text:span>, типа, <text:span text:style-name="T34">только между нами</text:span>: «<text:span text:style-name="T34">Да</text:span> ты <text:span text:style-name="T34">ж </text:span>и <text:span text:style-name="T34">сам </text:span>не вери<text:span text:style-name="T35">л</text:span>, <text:span text:style-name="T34">что</text:span> спасёшься. <text:span text:style-name="T36">Чего там</text:span>, теперь-<text:span text:style-name="T35">то все</text:span> мы уж<text:span text:style-name="T35">е</text:span> знаем <text:span text:style-name="T3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9">а́</text:span>м: начинает различаться сб<text:span text:style-name="T37">род</text:span> <text:span text:style-name="T37">перепившихся</text:span> <text:span text:style-name="T38">гуляк</text:span>, и в форме, и без, в обнимку с пустыми или полупустыми бутылками, <text:span text:style-name="T38">тут</text:span> развесился на стуле, <text:span text:style-name="T38">там</text:span> свернулся калачиком в нетопленном камине, вон те раскинулись на диванах, <text:span text:style-name="T38">поверх затоптанных</text:span> ковр<text:span text:style-name="T38">ов</text:span>, в шезлонгах на разных уровнях громадного зала, храпя<text:span text:style-name="T38">т</text:span> и сопя<text:span text:style-name="T38">т</text:span> на все лады <text:span text:style-name="T3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8">тянувшиеся</text:span> вокруг горизонталы, товарищи по оружию, поразрумянились, <text:span text:style-name="T38">будто</text:span> компашка голландских мужиков, которым снится их воскрешение в следующие пару минут. </text:p>
      <text:p text:style-name="Text_20_body">По званию он Капитан, имя <text:span text:style-name="T41">Джеффри</text:span> («Пират») Прентис. Поверх него тёплое одеяло шотландской расцветки из оранжевого, ржавого, алого. У его черепа такое ощущение, словно <text:span text:style-name="T41">его</text:span> отли<text:span text:style-name="T41">ли</text:span> из металла. </text:p>
      <text:p text:style-name="Text_20_body">Прямиком над ним, на высоте четырёх метров, Тэди Блот вот-вот свалится с балкончика музыкантов, <text:span text:style-name="T41">из</text:span>брав для падения дыру, которую кто-то в грандиозном бзике прошиб несколько недель назад в эбонитовых до<text:span text:style-name="T4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1">аккомпанемент</text:span> зазвякавших пружин сетки. Одна из ножек отлетает прочь. «Доброе утро»,– <text:span text:style-name="T4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1">помимо этого</text:span> шло <text:span text:style-name="T42">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3">с</text:span> к тому добавки из недопереваренной пищи <text:span text:style-name="T4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3">желают </text:span>хоть одним глазком <text:span text:style-name="T4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36"><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84"/>
      <text:p text:style-name="P85">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5">Вы</text:span>жидая секунд<text:span text:style-name="T4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18">А ну, оторви-ка свою жопу от пола,</text:p>
      <text:p text:style-name="P118">(пожуй банан-чик) </text:p>
      <text:p text:style-name="P118">Зубы почисть и вперёд, на войну! </text:p>
      <text:p text:style-name="P118">Махни на прощанье <text:span text:style-name="T47">своей </text:span>спящей стране, </text:p>
      <text:p text:style-name="P118"><text:soft-page-break/>И мечтам пошли поцелуй, </text:p>
      <text:p text:style-name="P118">Скажи Мисс Гребл, </text:p>
      <text:p text:style-name="P118">У тебя не стои́т, </text:p>
      <text:p text:style-name="P118">И не встанет до самой Победы, о, </text:p>
      <text:p text:style-name="P118">Но в мирное время всё будет торчком, </text:p>
      <text:p text:style-name="P118">(пожуй банан-чик) </text:p>
      <text:p text:style-name="P118">Вино шипучее, девульки жгучие— </text:p>
      <text:p text:style-name="P118">Осталось лишь пару немчур победить,</text:p>
      <text:p text:style-name="P118">Так улыбнись пошире, улыбкой лучшей в мире, </text:p>
      <text:p text:style-name="P118">Не заставляй нас повторять— </text:p>
      <text:p text:style-name="P11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7">а</text:span>бичем, поперёк которо<text:span text:style-name="T4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7">по</text:span> все<text:span text:style-name="T47">м</text:span> комнат<text:span text:style-name="T47">ам</text:span> ширится, <text:s/>сменяя застойный дым ночи, <text:span text:style-name="T48">вперемешку с </text:span>алкогол<text:span text:style-name="T48">ем</text:span> и п<text:span text:style-name="T39">о́</text:span>т<text:span text:style-name="T48">ом</text:span>, хрупкий, райск<text:span text:style-name="T4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9">но вот </text:span>так, без экивоков, Смерть посылают на хуй—живая генетическая цепочка оказывается достаточно лабиринтной, чтоб сохран<text:span text:style-name="T5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9">посреди</text:span> войн<text:span text:style-name="T4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9">окружает</text:span> побереж<text:span text:style-name="T49">ья</text:span> громадного трапезного стола, остров южных морей за пару тропиков от промозглых средневековых фантазий Коридона Роспа, <text:span text:style-name="T4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9">с</text:span>аны, банановые пельмени, банановый джем, банановый хлеб и бананы обожжённые на пламени коньяка многолетней выдержки, который Пират при<text:span text:style-name="T49">хватил</text:span> с собой в прошлом году из винного погреба в <text:span text:style-name="T4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3">возвращаясь</text:span> в трапезную к остальным, что наслаждаются своим банановым изобилием, густое насыщенье их изголодалых нёб <text:span text:style-name="T50">потерялось </text:span>где-то по ходу утра протяну<text:span text:style-name="T50">того</text:span> между ним и ими. <text:span text:style-name="T50">Разобщены н</text:span>а сотню миль, и <text:span text:style-name="T50"><text:s/></text:span>так <text:span text:style-name="T5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0">и впрямь</text:span> начали собираться. Команда американских сапёров высыпали на дорогу, <text:span text:style-name="T50">топают</text:span> расчищать какие-то руины неподалёку, <text:s/>и поют: </text:p>
      <text:p text:style-name="P119">Ух…</text:p>
      <text:p text:style-name="P119">Холодней, чем титьки ведьмы! </text:p>
      <text:p text:style-name="P119">Холодней ведра</text:p>
      <text:p text:style-name="P119">пингвиньего дерьма! </text:p>
      <text:p text:style-name="P119">Холодней, чем шерсть</text:p>
      <text:p text:style-name="P119">на заднице полярного медведя! </text:p>
      <text:p text:style-name="P119">И даже, чем иней на </text:p>
      <text:p text:style-name="P119">фужере шампанского вина! </text:p>
      <text:p text:style-name="P137"/>
      <text:p text:style-name="P86">Нет, они <text:span text:style-name="T5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5">хотели</text:span>… Трансильванские мадьяры, умеют порчу насылать… шепчут <text:span text:style-name="T56">среди</text:span> ноч<text:span text:style-name="T56">и</text:span>… Ну, <text:span text:style-name="T5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6">новение</text:span> в фантазии посторонних: способность даже, брать на себя бремя управления ими, в данном случае <text:span text:style-name="T56">это всё</text:span> нафантазил румынский эмигрант-роялист, который может пригодиться в недалёком будущем. Этот его дар Фирма <text:span text:style-name="T56">считает</text:span> крайне полезным: в наше время не тронутые умственно лидеры и прочие исторические фигуры <text:span text:style-name="T56">нужны как воздух</text:span>. <text:span text:style-name="T5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6">схронов</text:span>, под ветерком овевающ<text:span text:style-name="T56">и</text:span>м их бунгало, пить за них что им вредно, <text:span text:style-name="T5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7">возбуждаться</text:span> вместо них до эрекции <text:span text:style-name="T57">от </text:span>непрошенны<text:span text:style-name="T57">х</text:span> мысл<text:span text:style-name="T57">ей</text:span>, которые по мнению докторов не совсем того… страшится всего, что не должно <text:span text:style-name="T57">в</text:span>ызывать в них страха… тут будет уместным <text:soft-page-break/>вспомнить слова П.М.С. Блакета: «Н<text:span text:style-name="T57">а войне н</text:span>ельзя руковод<text:span text:style-name="T57">ствоваться</text:span> порывами эмоций». <text:span text:style-name="T57">Вот и</text:span> мурлы<text:span text:style-name="T57">чь</text:span> себе тот тупой мотивчик, которому тебя обучали, <text:span text:style-name="T63">да</text:span> постарайся хуйни не напороть: </text:p>
      <text:p text:style-name="P120">Да—я—тот </text:p>
      <text:p text:style-name="P120">Самый, кто бредёт </text:p>
      <text:p text:style-name="P120">сквозь их фан-тази-и! </text:p>
      <text:p text:style-name="P120">Переживаю вместо них— </text:p>
      <text:p text:style-name="P120">Даже когда на девушку я вла-зи-ю— </text:p>
      <text:p text:style-name="P120">Приходится мне думать за других, </text:p>
      <text:p text:style-name="P120">Я знаю наперёд кому придёт черёд… </text:p>
      <text:p text:style-name="P120"/>
      <text:p text:style-name="P147">[И тут вступают тубы, баритоны и тромбоны в единой октаве] </text:p>
      <text:p text:style-name="P120"/>
      <text:p text:style-name="P120">И мне по барабану, что опааааасно это, </text:p>
      <text:p text:style-name="P120">Опасность – крыша, с которой я упал давным-давно— </text:p>
      <text:p text:style-name="P122">А когда придёт мне каюк, ты не <text:span text:style-name="T74">слишком </text:span>печалься, друг, </text:p>
      <text:p text:style-name="P120"><text:span text:style-name="T74">Вы</text:span>ссы на мой надгробный камень, </text:p>
      <text:p text:style-name="P120">Пив<text:span text:style-name="T74">о</text:span>, что задолжал <text:span text:style-name="T74">ты </text:span>мне, </text:p>
      <text:p text:style-name="P120">И—вперёд! </text:p>
      <text:p text:style-name="P7"/>
      <text:p text:style-name="Text_20_body"><text:span text:style-name="T5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8">в настолько</text:span> непредсказуемые масштаб<text:span text:style-name="T5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8">из</text:span>лишнюю хромосому Симптома Дауна, точно по темечку. С какого-то момента он <text:span text:style-name="T58">понимал </text:span>уже, что некоторые эпизоды в его снах принадлежат не ему. Не потому что об этом, уже наяву, свидетельствовал дотошный анализ <text:span text:style-name="T5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8">состоялся</text:span> первый эпизод вне условий какого-либо сна—это случилось в <text:span text:style-name="T58">ходе </text:span>его Киплинговск<text:span text:style-name="T58">ого</text:span> период<text:span text:style-name="T5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8">лучше</text:span>, <text:span text:style-name="T5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7">потащится</text:span> к столам <text:span text:style-name="T67">взвода суданских арабов</text:span> с широкой улыбкой и обратится к их сержанту на ты и по имени, <text:span text:style-name="T61">по братски</text:span>. Так что, конечно, Пират сделал ошибку, когда признал <text:span text:style-name="T5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1">способных устраивать дела</text:span>, вызывает его в район <text:span text:style-name="T6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9">для прочтения</text:span> <text:span text:style-name="T59">давних</text:span>, глипто-древни<text:span text:style-name="T59">х </text:span>письм<text:span text:style-name="T59">ён</text:span> в <text:span text:style-name="T5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1">направился</text:span> к этой <text:span text:style-name="T61">непонятности</text:span>. <text:span text:style-name="T61">Та</text:span> <text:span text:style-name="T61">за</text:span>скользи<text:span text:style-name="T61">ла</text:span> ему навстречу по камням мостовой медленно, как слизняк, оставляя в улице позади себя след с непонятно слизистым отблеском, исходивши<text:span text:style-name="T61">м</text:span> никак не от тумана. В разделя<text:span text:style-name="T61">ющ</text:span>ем их пространстве <text:span text:style-name="T6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9">а</text:span>лись судьбы всей Европы: </text:p>
      <text:p text:style-name="Text_20_body"/>
      <text:p text:style-name="P121">Никто не-знает-где на-карте,</text:p>
      <text:p text:style-name="P121">Кто-б-мог подумать всё пойдёт-с-того? </text:p>
      <text:p text:style-name="P121">Но всякий серб иль монте-негро-ец </text:p>
      <text:p text:style-name="P121">Только и ждут, что грянет наконец— </text:p>
      <text:p text:style-name="P121">О, милая, пакуй мой саквояж, </text:p>
      <text:p text:style-name="P121">И прикури сигару мне потолще, </text:p>
      <text:p text:style-name="P121">Пиши мне до востр-ебо-вания: </text:p>
      <text:p text:style-name="P121">Вос-точный Экс-пресс, </text:p>
      <text:p text:style-name="P12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5">й</text:span>ся своих владелиц, висит у трактирных фонарей Ист-Енда, покуда Аденоид не прекращает бесчинств, но не заглатывает в жертву кого п<text:span text:style-name="T39">о́</text:span>падя, нет, у злобного Аденоида имеется общий план, в соответствии <text:soft-page-break/>с которым ведётся отбор определённых особ—<text:span text:style-name="T61">с учётом</text:span> предстоящи<text:span text:style-name="T61">х</text:span> выбор<text:span text:style-name="T61">ов</text:span>, ширящ<text:span text:style-name="T61">его</text:span>ся невысказанн<text:span text:style-name="T61">ого</text:span> недовольств<text:span text:style-name="T61">а</text:span> в Англии, вверга<text:span text:style-name="T6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2">ов</text:span> на их маршруте перехватывают твёрдо-пупырчаты<text:span text:style-name="T6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0">н</text:span>улся. Хотя ему и удалось разработать ломаный диалект, на котором они с Аденоидом могли общаться, его <text:span text:style-name="T6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2">ужасаясь</text:span> его грандиозностью—но только не <text:s/>второй мировой, разумеется. Впрочем, Пирату <text:span text:style-name="T60">в тот период</text:span> Фирма позволяла лишь крошечно гомеопатические дозы мира, чтобы он не пошёл вразнос, но, <text:span text:style-name="T62">вместе с тем,</text:span> <text:span text:style-name="T62">чтобы</text:span> <text:span text:style-name="T66">и </text:span>не отравился <text:s/>ими. </text:p>
      <text:p text:style-name="P137"><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84">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3">х</text:span> очк<text:span text:style-name="T73">ов</text:span> по рецепту, в золотой оправе <text:span text:style-name="T73">и</text:span> стиле генерала МакАртура, пар<text:span text:style-name="T7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3">излишне</text:span> любопытных), Блоту не до этого всего: он слишком поглощён подготовкой возможных оправданий, если его застукают, хот<text:span text:style-name="T6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9">тут</text:span>, вроде, <text:span text:style-name="T69">с</text:span> Ок<text:span text:style-name="T69">с</text:span>форд<text:span text:style-name="T6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9">взглянуть</text:span> в глаза друг другу, пока не скрипнешь стулом на 90°. Стол Тантиви аккуратен, у Слотропа же жуткая свалка, <text:span text:style-name="T69">в которой</text:span> и чёрт ногу сломит. Он не расчищался до столешницы с 1942. Навал слежался слоями <text:span text:style-name="T70">скреплёнными</text:span> вкраплени<text:span text:style-name="T7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0">ой</text:span>, лепёшками высохших пятен чая или кофе, следами сахара и Домашнего Молока, <text:span text:style-name="T70">сюда же примешаны </text:span>пригоршн<text:span text:style-name="T7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0">растолчённые </text:span>в пыль. Затем <text:span text:style-name="T70">идёт</text:span> россыпь скрепок, кремней <text:span text:style-name="T7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0">жутко-</text:span>трудно-<text:span text:style-name="T70">где-</text:span>на<text:span text:style-name="T70">йти</text:span> гелиотропный и горчичный, Скользкий Вяз Таблетки Т<text:span text:style-name="T75">э</text:span>я от Горла, присланные мамой Слотропа, Налиной, аж из <text:span text:style-name="T7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1">ю</text:span>б<text:span text:style-name="T71">э</text:span> нашёл розу в Ирландии» («У него <text:span text:style-name="T71">попадаются</text:span> неплохие аранжировки»,– уверяет Тантиви,–«<text:span text:style-name="T7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1">в </text:span>обшивк<text:span text:style-name="T7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1">м</text:span> цвето<text:span text:style-name="T7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1">ая</text:span>, и Катариной, золот<text:span text:style-name="T71">ая</text:span>, <text:span text:style-name="T71">а</text:span> взгляд переходит на Алису, Делорес, Ширли, парочка Сэлли—тут в основном красн<text:span text:style-name="T71">ые</text:span> и сини<text:span text:style-name="T7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2">м</text:span> смерти <text:span text:style-name="T72">ему</text:span> явно <text:span text:style-name="T72">хватает</text:span> врем<text:span text:style-name="T72">ени</text:span>, чтоб и за девушками успе<text:span text:style-name="T72">ва</text:span>ть. Если <text:span text:style-name="T72">имеется</text:span> какая-то причина клеить эти бумажные звезды кажд<text:span text:style-name="T7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3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38"/>
      <text:p text:style-name="P151"><text:soft-page-break/>Ветер изменился, дует с юго-запада, и барометр падает. Немногим за полдень, а уже стемнело <text:span text:style-name="T7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7">ещё </text:span>до приезда Слотропа, самая усиленная охрана из всех, что он вообще <text:span text:style-name="T7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7">ы</text:span>—американскому лейтенанту и <text:span text:style-name="T77">посмотреть</text:span> нельзя, нет, не сегодня. ТОТСССГ, конечно, бедный родственник для разведки Союзных Сил. Но хоть на этот раз Слотроп не один <text:span text:style-name="T77">такой</text:span>, он с холодным удовлетворением пронаблюдал как его ровню из ТехИнформа, а вскоре и шефа <text:span text:style-name="T7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7">по справочнику</text:span>. <text:span text:style-name="T77">За этим</text:span> что-то больше<text:span text:style-name="T7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8">из-</text:span>за соседн<text:span text:style-name="T7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8">подставили</text:span>. Боже, нельзя же, чтоб <text:span text:style-name="T7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8">ляется</text:span> за высокими холодными окнами М<text:span text:style-name="T7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8">в подобных</text:span> океан<text:span text:style-name="T78">ах</text:span>, Тантиви всегда рядом, красне<text:span text:style-name="T78">ет </text:span>и улыба<text:span text:style-name="T78">ется</text:span>, а Слотроп изумл<text:span text:style-name="T7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8">плакатиками</text:span> <text:span text:style-name="T86">запрещается</text:span> или <text:span text:style-name="T8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9">недавно</text:span>, ну, это вообще <text:span text:style-name="T80">ни в какие ворота</text:span>, жуткий заговор какой-то, когда Слотроп зашёл, как и условились, встретиться с одной, но увидел двух, рядышком, и ракурс <text:span text:style-name="T8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0">а</text:span> в луче, тут-то и накатила паранойя, лица их <text:span text:style-name="T1">обеих</text:span> двух начали к нему <text:span text:style-name="T8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0">ничего подобного</text:span>! Никто <text:span text:style-name="T8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0">шись</text:span> платк<text:span text:style-name="T8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0">малость перебор</text:span>, возможно, но… «Мне ведомо, есть в миру любовь <text:span text:style-name="T8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1">з</text:span>а охо<text:span text:style-name="T81">чими</text:span> двуствол<text:span text:style-name="T81">ками</text:span>, <text:span text:style-name="T8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1">под</text:span>водить его <text:span text:style-name="T81">к</text:span> тем<text:span text:style-name="T81">е</text:span> дипломатическим<text:span text:style-name="T81">и уловками</text:span>, даже теперь. На первых порах Слотроп, с чудаковатым <text:span text:style-name="T81">джентльменством</text:span>, вообще <text:span text:style-name="T81">её не касался</text:span>, пок<text:span text:style-name="T81">уд</text:span>а не понял насколько Тантиви застенчив. Ему дошло это, когда тот попросил найти ему подружку. И примерно в то же время, Тантиви <text:span text:style-name="T8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1">под</text:span> холодной шерст<text:span text:style-name="T81">ью</text:span> свитера, когда прижал, чтоб чуть согреться в пропахшей <text:span text:style-name="T81">угольным</text:span> дымом <text:s/>прихожей, дневную унылость которой ему никогда не узнать… чашка закипевшего бульона, капля <text:span text:style-name="T81">падает</text:span> на колено и об<text:span text:style-name="T8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5">етя</text:span> сквозь запах конопли и коричневый сумрак, теперь больше обеспокоен <text:span text:style-name="T82">содроганьями</text:span> Слотропа, чем личными страхами, ему ничего не оста<text:span text:style-name="T82">ётся</text:span> кроме известных ему каналов в попытке развеять и снять <text:span text:style-name="T8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2">ам</text:span> вряд ли <text:span text:style-name="T82">известно</text:span>. Но это для нас отличная возможность об<text:span text:style-name="T82">какать </text:span>ТехИнформ. <text:span text:style-name="T8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2">ие</text:span>вском стиле давным-давно, у вечнозелёных падубов… к крикам требующим <text:span text:style-name="T8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3">й</text:span> запах и больше никогда никаких сюрпризов внутри. И тут она улыбнулась, совсем слабо, и он понял, что именно этого и ждал, <text:span text:style-name="T83">ух-ты</text:span>!—улыбка Ширли Темпл, которая сразу перечеркнула всё, среди чего они её нашли. Глупее не придумаешь. Он <text:span text:style-name="T8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87"><text:span text:style-name="T87">У него появилась навязчивая идея ракеты, на которой написано его имя—если они и впрямь решили его </text:span><text:span text:style-name="T88">кончить</text:span><text:span text:style-name="T8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0">это</text:span> может пригодиться,– Тантиви позабавлено <text:span text:style-name="T90">взглядывает</text:span> на него, – надёжный финт, особенно перед боем, знаешь, <text:span text:style-name="T1">просимулировать</text:span> что-то в <text:span text:style-name="T9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1">завозюканными</text:span> <text:span text:style-name="T91">многолетней</text:span> безжалостно<text:span text:style-name="T91">й</text:span> <text:span text:style-name="T9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1">к</text:span> происходяще<text:span text:style-name="T9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56"><text:span text:style-name="Emphasis">Смерть есть природе долг, </text:span></text:p>
      <text:p text:style-name="P155"><text:span text:style-name="Emphasis">Я уплатил, и ты заплатишь.</text:span> </text:p>
      <text:p text:style-name="P15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2">д</text:span>ного Знамени, как для м-с Элизабет, жены лейтенанта Исайи Слотропа (ум. 1812): </text:p>
      <text:p text:style-name="Text_20_body"/>
      <text:p text:style-name="P153">Смерть ненасытная меня скосила, </text:p>
      <text:p text:style-name="P153"><text:span text:style-name="T92">До часа, когда вновь</text:span> Христос приидет </text:p>
      <text:p text:style-name="P153"><text:span text:style-name="T92">Ч</text:span>ад Его спас<text:span text:style-name="T92">ать, как сказано в</text:span> Писании <text:span text:style-name="T92">о Нём,</text:span> </text:p>
      <text:p text:style-name="P153">Мой плач услышь, читающий сие, </text:p>
      <text:p text:style-name="P153"><text:span text:style-name="T92">Злато н</text:span>е сдела<text:span text:style-name="T92">ет</text:span> вечным твоё бытие. </text:p>
      <text:p text:style-name="P153">Ткацкий стан Господа не <text:span text:style-name="T92">прекращает</text:span> дела своего, </text:p>
      <text:p text:style-name="P153">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17">Мне некогда было дожидаться Смерти,</text:p>
      <text:p text:style-name="P11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2">мехо</text:span>торговцы, козлиными шкурами, <text:span text:style-name="T9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3">которые</text:span> увозили <text:s/>куда-нибудь ещё, по всей Республике. Всегда куда-нибудь ещё. Деньги находили лазейки просочиться <text:span text:style-name="T93">прочь </text:span>из портфелей акций более хитрыми путями, чем любая генеалогия: <text:span text:style-name="T9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123">Падение дьявольски нелёгкий труд,</text:p>
      <text:p text:style-name="P123">Ведётся постепенно, кропотливо— </text:p>
      <text:p text:style-name="P123">Никто не согрешает в одночасье, </text:p>
      <text:p text:style-name="P123">Тут дребезги нужны, чтоб поскользнуться, </text:p>
      <text:p text:style-name="P19">но всё-таки они держались. Традиция, <text:span text:style-name="T9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3">ой</text:span>-то <text:span text:style-name="T9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3">ли</text:span>сь в зелёную пустошь или усыха<text:span text:style-name="T9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3">отсюда</text:span> и сравнения таки<text:span text:style-name="T93">е</text:span>. Головешки падали пять часов кряду, дети давно заснули, а взрослые пили кофе и рассказывали друг другу какие пожары вид<text:span text:style-name="T94">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4"> </text:span><text:span text:style-name="Emphasis">небо <text:s/></text:span>именно так и распахивается, вот-вот прорвётся, его лицо уже очерчено этим светом, сейчас всё пропадёт и он <text:span text:style-name="T94">утратит</text:span> себя, как <text:span text:style-name="T94">постоянно</text:span> гов<text:span text:style-name="T94">а</text:span>ри<text:span text:style-name="T9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5">толкующих о</text:span> благодати, они клянутся, <text:span text:style-name="T4">именно</text:span><text:span text:style-name="T95"> </text:span><text:span text:style-name="Emphasis">так оно и бывает—да </text:span><text:span text:style-name="Emphasis"><text:span text:style-name="T95">и </text:span></text:span><text:span text:style-name="Emphasis">великая длань света </text:span><text:span text:style-name="Emphasis"><text:span text:style-name="T95">тянется вниз</text:span></text:span><text:span text:style-name="Emphasis"> из облаков....</text:span> </text:p>
      <text:p text:style-name="P139"><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88">На стене, в орнаментальном зажиме тёмной меди, пылает газовый факел, ровно и с лёгким напевом—<text:span text:style-name="T96">от</text:span>регулиров<text:span text:style-name="T96">ан до уровня, которому</text:span> <text:s/>учёны<text:span text:style-name="T96">е</text:span> прошлого века <text:s/><text:span text:style-name="T96">дали имя</text:span>«чувствительное пламя», невидимое у основания, на выходе из отверстия, <text:span text:style-name="T96">оно </text:span>завис<text:span text:style-name="T96">ает</text:span> в паре дюймов выше, бледнеет кверху ровным синим светом маленьк<text:span text:style-name="T96">ого</text:span> мерцающ<text:span text:style-name="T96">его</text:span> конус<text:span text:style-name="T96">а</text:span>, <text:span text:style-name="T96">что </text:span>способ<text:span text:style-name="T9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7">о</text:span>плетают гласны<text:span text:style-name="T97">ми</text:span> <text:span text:style-name="T97">цепочки из</text:span> неподатливых российско-еврейских согласных… Большинство минуют свя<text:span text:style-name="T9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7">ополчились на него</text:span>… Огни, которые он изучил также хорошо, как один из <text:span text:style-name="T97">здесь </text:span>присутствующих, <text:span text:style-name="T97">их </text:span>расположен<text:span text:style-name="T97">ность</text:span> и движение, <text:span text:style-name="T97">оказались </text:span>вдруг на противоположном конце, все в танце… в неуместном танце. Ничего из обычного <text:span text:style-name="T97">развития</text:span> Блисеро, ничего нового… отчуждён… Роланд также ощутил вихрь, в т<text:span text:style-name="T9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8">чуть</text:span> молчит… <text:span text:style-name="T98">лёгкий</text:span> стон… момент тихого отчаяния: «Селена, Селена, ты <text:span text:style-name="T98">ушла</text:span>?» </text:p>
      <text:p text:style-name="Text_20_body">– Нет, дорогой,– на её щекам полоски от недавних слёз.– Я слушаю. </text:p>
      <text:p text:style-name="Text_20_body">– Всё дело в контроле. <text:span text:style-name="T98">Причина всех </text:span>трудност<text:span text:style-name="T98">ей</text:span>: <text:span text:style-name="T98">в </text:span>контрол<text:span text:style-name="T98">е</text:span>. Впервые он оказался <text:span text:style-name="T1">внутри</text:span>, понимаешь. Контроль <text:span text:style-name="T100">помещён</text:span> внутри. Уже нет надобности пассивно <text:span text:style-name="T100">дожидаться</text:span> «внешни<text:span text:style-name="T100">х</text:span> сил»—сворачива<text:span text:style-name="T99">еш</text:span>ь в любой ветер. <text:span text:style-name="T99">Словно</text:span>… </text:p>
      <text:p text:style-name="P21">– Рынок уже не нужда<text:span text:style-name="T100">л</text:span>ся в управлении Невидимой Рукой, но <text:span text:style-name="T100">мог </text:span>теперь <text:span text:style-name="T1"><text:s/>сам создавать себя</text:span>—свою логику, импульс, стиль, <text:span text:style-name="T1">изнутри</text:span>. Перен<text:span text:style-name="T101">ос</text:span> контроля внутрь <text:span text:style-name="T101">ратифицировало то</text:span>, что уже произошло де факто—что вы отринули Бога. Но вы <text:span text:style-name="T101">впали в</text:span> ещё б<text:span text:style-name="T39">о́</text:span>льш<text:span text:style-name="T101">ую</text:span> и более опасн<text:span text:style-name="T101">ую</text:span> иллюзи<text:span text:style-name="T102">ю</text:span>. Иллюзи<text:span text:style-name="T102">я</text:span> контроля. Будто А может ко<text:span text:style-name="T102">н</text:span>тролировать Б. Полностью. <text:span text:style-name="T102">Это <text:s/>никем не </text:span><text:span text:style-name="T5">делается</text:span>. <text:span text:style-name="T102">Всё лишь</text:span> происходит, А и Б не имеют реальности, они просто наименования частей, которы<text:span text:style-name="T102">м надо оставаться</text:span> неразрывн<text:span text:style-name="T102">ыми</text:span>…. </text:p>
      <text:p text:style-name="P21">– <text:span text:style-name="T102">Выдаёт</text:span> белиберду Успенского,– шепнула леди протискиваясь мимо, под руку с портовым грузчиком. Запахи дизельного топлива и духо<text:span text:style-name="T110">в</text:span> <text:span text:style-name="T1">Sous le Vent</text:span>, смешавшись, <text:span text:style-name="T102">плывут</text:span> мимо пока они про<text:span text:style-name="T102">ходят</text:span>. Джессика Свонлейк, цветущая девушка в форме рядовой ВТС, <text:span text:style-name="T102">учуяв</text:span> довоенные духи, взглянула вслед, фнн, наряд не меньше, чем гиней <text:span text:style-name="T102">в</text:span> 15 и целую кучу талонов сверху, наверное, из Харродс и на мне смотрелся б куда лучше, уж это <text:span text:style-name="T102">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3">в</text:span> центр. Милтон Гломинг вскидывает бровь. Его ум, постоянно занятый сбором соответствий, думает, что <text:span text:style-name="T103">ему подвернулось</text:span> ещё одно. </text:p>
      <text:p text:style-name="Text_20_body"><text:soft-page-break/>Медиум, уже с раздражённостью, начин<text:span text:style-name="T10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4">этом</text:span> мире, но <text:span text:style-name="T104">и</text:span> основ<text:span text:style-name="T104">ополагающ</text:span>ая четырёхсторонняя согласованность, <text:span text:style-name="T10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4">д</text:span>жера…. </text:p>
      <text:p text:style-name="Text_20_body">– Роджер говорил, что <text:span text:style-name="T104">вы </text:span>теперь подсчитаете все слова, которые записывали и составите какие-то графики,– приветливо, предотвращая <text:span text:style-name="T10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4">изумлённой</text:span> грациозна,– то мы, конечно же, получим что-то наподобие прямой… однако, у нас есть данные, <text:span text:style-name="T104">которые</text:span> предполагают <text:span text:style-name="T10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4">для дел такого рода</text:span>,– ответил статистик, <text:span text:style-name="T105">словно</text:span> каждый знает, что это «смерть». </text:p>
      <text:p text:style-name="Text_20_body">Пожилой волонтёр службы оповещения воздушных налёт<text:span text:style-name="T10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1">К</text:span>апитаном Прентисом,– неопределённый взмах руки.– Как <text:span text:style-name="T105">всегда</text:span>: <text:span text:style-name="T105">неясные</text:span> Микроплёночные Ман<text:span text:style-name="T111">ё</text:span>вры. </text:p>
      <text:p text:style-name="Text_20_body"><text:soft-page-break/>Включённый в <text:span text:style-name="T105">какой-то</text:span> из <text:span text:style-name="T10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5">и </text:span>воспринимает, косвенно, <text:span text:style-name="T105">в виде</text:span> классово<text:span text:style-name="T105">й нервозности</text:span>, он несёт свою улыбку среди всех тут собравшихся как боевую фалангу. <text:span text:style-name="T105">Её о</text:span>н перенял <text:span text:style-name="T105">в кино</text:span>—та <text:span text:style-name="T10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5">М</text:span>айор, <text:span text:style-name="T10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5">вот</text:span> <text:span text:style-name="T105">что и</text:span> достаёт по полной) единственное место во всех пределах империи войны, где он чувствует себя не <text:span text:style-name="T106">окончательным</text:span> чужаком. </text:p>
      <text:p text:style-name="P22">– Это вообще не<text:span text:style-name="T106">постижимо</text:span>,– говори<text:span text:style-name="T10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6">и </text:span>мыслили по иному. И вдруг в 1944 по нему осуждают направо и налево. Нашего м-ра Эвентира,– указыва<text:span text:style-name="T10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6">настолько</text:span> идиот<text:span text:style-name="T10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7">Осёл</text:span>. И ты <text:span text:style-name="T1">за них</text:span>. <text:span text:style-name="T108">Как т</text:span>ы <text:span text:style-name="T108">мог </text:span>не почувствова<text:span text:style-name="T108">ть ещё на входе</text:span>? Это громадн<text:span text:style-name="T10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8">повёл.</text:span> Терпимость. А<text:span text:style-name="T109">х</text:span>. </text:p>
      <text:p text:style-name="Text_20_body">– Ты бы <text:span text:style-name="T109">заглянул как-нибудь</text:span>, пусть доктор Грост проверит на своей ЭЭГ. </text:p>
      <text:p text:style-name="Text_20_body">– Ладно, как только <text:span text:style-name="T109">найду</text:span> время,– неопределённо. И тут <text:span text:style-name="T109">уже </text:span>проблема безопасности, пустая болтовня пускает корабли на дно, он не может быть <text:span text:style-name="T109">чересчур</text:span> уверен, даже насчёт Мехико. В текущей операции слишком много кругов, внешних и внутренних. Список доверенных лиц сокраща<text:span text:style-name="T109">е</text:span>тся, <text:span text:style-name="T109">с</text:span> <text:span text:style-name="T10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9">свежей</text:span> мании Фирмы, известной как операция Чёрное Крыло, своей статистикой—анализиру<text:span text:style-name="T10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9">и </text:span>было-<text:span text:style-name="T109">то</text:span>, всё меньше способны доверять, погрязнув в нескончаемой болтологии, в ежедневной самокритике, <text:span text:style-name="T10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9">заснятое на</text:span> этой войн<text:span text:style-name="T109">е</text:span>… по крайней мере, жизнь…. </text:p>
      <text:p text:style-name="P89"><text:span text:style-name="T113">Вон девушка Мехико </text:span><text:span text:style-name="T114">за</text:span><text:span text:style-name="T113">ходит в комнату. Он замечает её мгновенно, чистота вокруг неё, дым и шум отступают… так </text:span><text:span text:style-name="T115">это </text:span><text:span text:style-name="T11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5">И тут о</text:span><text:span text:style-name="T11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4">с </text:span>апрел<text:span text:style-name="T12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9">илась </text:span><text:soft-page-break/><text:span text:style-name="T119">сберечь</text:span> это<text:span text:style-name="T119">т</text:span> момент мальчишества в его имперски вышколенном, уже устоявшемся (ему было 33) быту, в его пред-Аскетизме, <text:span text:style-name="T119">эту его</text:span>, <text:span text:style-name="T119">как</text:span> Скорпия определила, последнюю любовь—хотя сама была слишком молода, чтобы знать <text:span text:style-name="T120"><text:s/></text:span><text:span text:style-name="T1">это</text:span>, <text:span text:style-name="T120">понимать</text:span>, как <text:span text:style-name="T120">понимал</text:span> Пират, <text:span text:style-name="T120">про что</text:span> <text:span text:style-name="T1">на самом деле</text:span> поётся в песне «Танцы в темноте»…. </text:p>
      <text:p text:style-name="P23">Он старательно <text:span text:style-name="T12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20">ся ему</text:span>, вопреки всем ожиданиям, <text:span text:style-name="T122">чтоб он </text:span><text:span text:style-name="T8">мог</text:span><text:span text:style-name="T122"> </text:span>отбросить скудное расписание человека Запада… но как <text:span text:style-name="T120">возможно </text:span>человек<text:span text:style-name="T120">у</text:span>… где ему вообще начинать в возрасте 33-х… «Т<text:span text:style-name="T122">ак это </text:span><text:span text:style-name="T8">самое время</text:span>,»– засме<text:span text:style-name="T122">ялась бы она</text:span>, не так от раздражения (<text:span text:style-name="T122">это </text:span><text:span text:style-name="T8">было бы</text:span><text:span text:style-name="T122"> смешно</text:span>), сколько от <text:span text:style-name="T123">забавности</text:span> нереальной проблемы—сама <text:span text:style-name="T123">же шла враспыл</text:span> <text:span text:style-name="T123">от</text:span> его маниакальности, <text:span text:style-name="T120">непрестанной безудержности</text:span>, так <text:span text:style-name="T123">берёт</text:span>, раскладывает е<text:span text:style-name="T12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20">ведь </text:span>и вправду <text:span text:style-name="T125">же </text:span>слишком безум<text:span text:style-name="T120">ец</text:span>, чтобы <text:s/>это <text:span text:style-name="T12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20">видит</text:span>, но никогда не говори<text:span text:style-name="T12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2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2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1">щегольских</text:span> сюртучках и приталенных пальтецах, бегали по всей станции, глотали свои предотъездные шоколадки и выстраивались <text:span text:style-name="T121">рядком</text:span> для новых <text:span text:style-name="T12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40"><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90">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6">твлечь</text:span> его<text:span text:style-name="T126">б внести тишину в</text:span> угл<text:span text:style-name="T126">ы</text:span> комнат, <text:span text:style-name="T126">на </text:span>покрывал<text:span text:style-name="T126">а</text:span>, стол<text:span text:style-name="T126">ешницы</text:span>—<text:span text:style-name="T126">где придётся</text:span>... Даже в кино, когда смотрели т<text:span text:style-name="T126">у</text:span> <text:span text:style-name="T12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7">настолько</text:span>, что никак не отличить которое из них чьё. Оба одновременно чувствовали странное недоумение… как если нежданно <text:span text:style-name="T127">у</text:span>видишь себя в зеркале… и даже более того, чувство <text:span text:style-name="T127">единения</text:span>… что появляло<text:span text:style-name="T127">с</text:span>ь потом—через пару минут, через неделю, тут не угадаешь, и им доходило, когда уже не вместе, отчего <text:span text:style-name="T12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7">л</text:span>лз— </text:p>
      <text:p text:style-name="Text_20_body">И тут падает ракета. Круто, круто. Взрыв, глухие раскаты. Довольно далеко в городе, чтоб <text:span text:style-name="T12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7">будь</text:span> там ракета <text:span text:style-name="T127">или</text:span> нет, поэтому сейчас на Ягуаре Пойнтсмена включает заднюю вместо, да, въезжа<text:span text:style-name="T12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9">она, </text:span>эта война, на хуй. </text:p>
      <text:p text:style-name="P14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91">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3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30">он</text:span> в жизни <text:s/>и близко <text:span text:style-name="T130">не бывал</text:span> к лаборатории. </text:p>
      <text:p text:style-name="Text_20_body">Это запах эфира, он исходит от м-ра Эдварда В. А. Пойнтсмена, ЧККХ. Как только пёс исчез<text:span text:style-name="T130">ает</text:span> за рухнувшей стеной, мелькнув прощально кончиком хвоста, нога доктора проваливается в белую разинутую глотку унитаза, которую <text:span text:style-name="T130">тот</text:span>, сосредоточ<text:span text:style-name="T130">я</text:span>сь на охоте, не у<text:span text:style-name="T13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3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3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30">т </text:span>возможно<text:span text:style-name="T130">сти как-то</text:span> <text:span text:style-name="T13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3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30">за</text:span>таивш<text:span text:style-name="T130">его</text:span>ся в конце улицы из линии домов. V-бомба, в чьих разрушениях он вёл охоту, <text:span text:style-name="T13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1">Руина</text:span> ждёт его, уходя склоном вверх, к задним стенам, неразберихой штукатурной дран<text:span text:style-name="T131">к</text:span>и в бесцельны<text:span text:style-name="T131">х</text:span> связ<text:span text:style-name="T13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5">побухивает</text:span> вслед за ним в р<text:span text:style-name="T13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2">отскакивает</text:span> в сторону и пулей <text:span text:style-name="T132">на выход</text:span>, пока Роджер <text:span text:style-name="T132">свалился</text:span> со своей губкой в коляску <text:span text:style-name="T132">разлетевшуюся</text:span> под его весом. Расплывчато, доносится сверху вой доктора:– «Он убегает, Мехико, поспешите!» </text:p>
      <text:p text:style-name="Text_20_body">– <text:span text:style-name="T13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2">от</text:span> <text:span text:style-name="T132">этюд</text:span>. Роджер <text:span text:style-name="T13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3">вскрякнув</text:span> вскидывает свою заунитаженную ногу, промахивается, замах разворачивает его кругом, сеть <text:span text:style-name="T13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3">затрещала</text:span>, валятся куски промокшей штукатурки. Стенка над ними, лишённая всякой опоры, шата<text:span text:style-name="T13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3">мне следует</text:span> <text:span text:style-name="T13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3">г</text:span>руди Джессики на вязаную голову, обнажённый нос и глаза—ему кажется, что доктору нужно больше, чем его содействие, <text:span text:style-name="T13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6">подъезжают</text:span> к длинной кирпичной импровизации, Викторианское изложение того, что когда-то, давным-давно, выли<text:span text:style-name="T13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4">й</text:span> функци<text:span text:style-name="T134">и </text:span>толстой кишки, один из обитателей которого д-р Кевин Сп<text:span text:style-name="T13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4">теперь</text:span>, как понял Роджер, неделя Спектро, которого могут нав<text:span text:style-name="T13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4">ое</text:span> топ<text:span text:style-name="T134">анье</text:span> их обуви, как танцы пуантов по мрамору, нарушающих твой покой, не стихающие удаляясь, голос Пойнтсмена и походка всегда выделя<text:span text:style-name="T13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42"><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92">Внутри госпиталя Св. Вероники они усаживаются вместе, напротив палаты Военных <text:span text:style-name="T13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8">тогда</text:span> <text:span text:style-name="T13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9">до</text:span>вести её <text:span text:style-name="T139">до </text:span>сумеречност<text:span text:style-name="T13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9">замёрзшем</text:span> измученном городе…. …как будто снова пол, типа, громадный лифт взмыва<text:span text:style-name="T139">ет</text:span> вместе с тобой к потолку—воспроизводя, теперь, как стены разлета<text:span text:style-name="T139">ются</text:span> во все стороны, кирпичи, штукатурка сып<text:span text:style-name="T139">ятся</text:span> вниз, твой мгновенный паралич <text:span text:style-name="T139">от</text:span> смерт<text:span text:style-name="T13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40">бьющей</text:span> из <text:span text:style-name="T14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40">А</text:span> Слотроп действительно настроен на ракетный взрыв, или <text:span text:style-name="T14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40">удастся</text:span>, <text:span text:style-name="T140">ещё </text:span>этих приливающих повторений, повторных переживаний взрыва, в страхе отключиться, потому что отключаешься <text:span text:style-name="T140">настолько</text:span> окончательно, откуда мне знать, доктор, что я очнусь? <text:span text:style-name="T14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1">искушающе</text:span> лежат они рядами на своих железных койках, в девственных простынях, такие безыскусно эротичные м<text:span text:style-name="T14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1">в</text:span> пятна<text:span text:style-name="T141">х</text:span> ночной блевотины, светло-жёлтой, прозрачной как флюиды богов, <text:span text:style-name="T141">от</text:span>брошенные газеты или пропагандистские лист<text:span text:style-name="T14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2">и вещевые сумки</text:span>, по большей части молча, к дверям выхода в бежевой краске, но края покоричневее в неровных <text:span text:style-name="T14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2">ают</text:span> земл<text:span text:style-name="T142">ю</text:span> <text:span text:style-name="T142">на </text:span>очень низких частот<text:span text:style-name="T142">ах</text:span>, доходят, смешавшись с холодом—предупрежда<text:span text:style-name="T142">ют</text:span>, что снаружи твоя слепота, после яркого внутреннего освещения, <text:span text:style-name="T14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5">тут же</text:span> разворачивается, приобретая формы…. </text:p>
      <text:p text:style-name="Text_20_body">Помимо прочего, что Спектро <text:span text:style-name="T14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3">сможет</text:span> <text:span text:style-name="T1">кто-нибудь</text:span> <text:span text:style-name="T14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4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92"><text:span text:style-name="T113">Что-то бродит по городу Дыма—собирает стройных девушек, милых и гладких как куклы, целыми пригоршнями. </text:span><text:span text:style-name="Emphasis"><text:span text:style-name="T113">Их жалобные крики… их жалобные кукло-крики…</text:span></text:span><text:span text:style-name="T11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6">миг</text:span><text:span text:style-name="T11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6">н</text:span><text:span text:style-name="T113">ду про</text:span><text:span text:style-name="T116">с</text:span><text:span text:style-name="T113">ыпается бормочет что-то вроде «ёбаный дурдом» и вновь соскальзывает в сон. </text:span></text:p>
      <text:p text:style-name="Text_20_body"><text:span text:style-name="T11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6">сторонах</text:span>. Пока что-то не упадёт слишком близко, они в безопасности: в их чаще среб<text:span text:style-name="T14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6">доходит</text:span> что <text:span text:style-name="T14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7">уж оно такое</text:span>, <text:span text:style-name="T14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7">а окурки</text:span> затем, в ледяные чёрные утренние смены, <text:span text:style-name="T147">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8">относительно</text:span> физических <text:span text:style-name="T14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9">случилось </text:span>попада<text:span text:style-name="T149">ний</text:span> в определённый квадрат, шансы остаются теми же, какими они всегда и были. <text:span text:style-name="T149">Всякое</text:span> попадание независимо от <text:span text:style-name="T149">остальных</text:span>. Бомбы не собаки. Нет связи. Нет памяти. Нет <text:span text:style-name="T150">привитого рефлекса</text:span>. </text:p>
      <text:p text:style-name="Text_20_body">Сказать такое последователю Павлова. Это обычная самодово<text:span text:style-name="T15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1">с</text:span>клонился <text:span text:style-name="T15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1">ет</text:span> остатки её губной помады о его рубашку, мускулы, прикосновения, кожи <text:span text:style-name="T15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2">Пойнтсмена</text:span>, и от <text:span text:style-name="T152">Пойнтсмен</text:span>овской… его <text:span text:style-name="T15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2">в </text:span>сам<text:span text:style-name="T152">ой</text:span> мерзк<text:span text:style-name="T152">ой манере</text:span>, как<text:span text:style-name="T152">ую только</text:span> он знает,– это, девонька, зависит от того <text:span text:style-name="T15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44"><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93">(1) </text:p>
      <text:p text:style-name="P148">ВЗ Палата Абреакции</text:p>
      <text:p text:style-name="P148"><text:soft-page-break/>Госпиталь Св. Вероники </text:p>
      <text:p text:style-name="P148"><text:span text:style-name="T153">Б</text:span>ончеплгейт, Е1 </text:p>
      <text:p text:style-name="P148">Лондон, Англия </text:p>
      <text:p text:style-name="P148">Зима 1944 </text:p>
      <text:p text:style-name="P159">Парнишке из Кеноши </text:p>
      <text:p text:style-name="P159">Общая Почта </text:p>
      <text:p text:style-name="P159">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52">лейт. Тайрон Слотроп </text:p>
      <text:p text:style-name="Text_20_body"/>
      <text:p text:style-name="P148">Общая Почта </text:p>
      <text:p text:style-name="P148">Кеноша, Виск., США </text:p>
      <text:p text:style-name="P148">несколькими днями позже </text:p>
      <text:p text:style-name="P159">Тайрону Слотропу, Эскв. </text:p>
      <text:p text:style-name="P159">ВЗ Палата Абреакции </text:p>
      <text:p text:style-name="P159">Госпиталь Св. Вероники </text:p>
      <text:p text:style-name="P159"><text:span text:style-name="T154">Б</text:span>ончеплгейт, Е1 </text:p>
      <text:p text:style-name="P159">Лондон, Англия </text:p>
      <text:p text:style-name="Text_20_body"><text:tab/>Дорогой м-р Слотроп: </text:p>
      <text:p text:style-name="Text_20_body">Такого не случалось. </text:p>
      <text:p text:style-name="P158">Парнишка из Кеноши </text:p>
      <text:p text:style-name="P15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9">нишка</text:span> из Кеноши и на секунду не подумал бы, что ты… </text:p>
      <text:p text:style-name="Text_20_body"><text:line-break/>(3.1) Старший (изумлённо): Тебя? Никогда! Да, чтоб Пар<text:span text:style-name="T15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9">смиренный</text:span> голос маленького Тайрона Слотропа, с тех пор восславляемого в легендах и песнях, раздался пробиваясь вверх к вниманию Парн<text:span text:style-name="T159">ишки</text:span>: – «Ты никогда не делал этого, Пар<text:span text:style-name="T159">нишка</text:span> из Кеноши!» </text:p>
      <text:p text:style-name="Text_20_body">Все эти варианты текста «Ты никогда не делал Парн<text:span text:style-name="T15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9">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9">голубчик</text:span>, Форестхилского жеребёнка, <text:span text:style-name="T159">голубчик</text:span>. (Отсюда затихая…) Ларедского ягнёнка. <text:span text:style-name="T159">Голубчик</text:span>. О-го. Погоди. Что такое, Слотроп? Ты никогда не делал парня из Кеноши. Очнись, Слотроп.</text:p>
      <text:p text:style-name="P124"/>
      <text:p text:style-name="P124">Мой кулак уже торчком, </text:p>
      <text:p text:style-name="P124">Не злись,</text:p>
      <text:p text:style-name="P124">Запишись, </text:p>
      <text:p text:style-name="P124">Вва-ли, Слотроп! </text:p>
      <text:p text:style-name="P124"/>
      <text:p text:style-name="P124">Джексон, это похуй мне, </text:p>
      <text:p text:style-name="P124">Покажь свой значок, что был на войне,</text:p>
      <text:p text:style-name="P124">Вва-ли, Слотроп! </text:p>
      <text:p text:style-name="P124"><text:soft-page-break/></text:p>
      <text:p text:style-name="P124">Меня тут не любят, не могут понять, </text:p>
      <text:p text:style-name="P124">Лишь ищут куда бы ещё послать…. </text:p>
      <text:p text:style-name="P124">Голову мне продырявь, провода в мозги мне вставь, </text:p>
      <text:p text:style-name="P124">Вену проткни иглой, </text:p>
      <text:p text:style-name="P124">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24">Этот ритм словил меня, </text:p>
      <text:p text:style-name="P124">О, бэби, этта свинг, свинг, свинг! </text:p>
      <text:p text:style-name="P124">Ей-ей, меня словил, </text:p>
      <text:p text:style-name="P124">Прикинь, весь-целый-мир-вокруг поёт, </text:p>
      <text:p text:style-name="P124">Я в жизни не слыхал столь-сладких-звуков, </text:p>
      <text:p text:style-name="P124">Таких нет даже за углом, на Бейсин-Стрит, </text:p>
      <text:p text:style-name="P124">И в этом ритме, крошка, мы будем делать </text:p>
      <text:p text:style-name="P125">Свинг, свинг, свинг,</text:p>
      <text:p text:style-name="P125">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6">ются по полной</text:span>, глаза <text:span text:style-name="T157">на лоб лезут</text:span>, <text:span text:style-name="T157">над</text:span><text:span text:style-name="T40">ы́</text:span><text:span text:style-name="T157">хаешься</text:span> этай <text:s/>дури <text:span text:style-name="T157">аж</text:span> мазги <text:span text:style-name="T15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60">п</text:span>пке джазменов на возвышении. Голоса из восточных частных школ, выговарива<text:span text:style-name="T160">ют</text:span> «жопа» чуть округляют губы и <text:span text:style-name="T16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6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60">лакированном</text:span>, где-то по<text:span text:style-name="T160">вытертом</text:span> губами, эти мелкие серебряные зёрнышки распоясываются по ходу спуска гармошки в белокаменную шейку матки и в ночь за <text:span text:style-name="T16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6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8">лилипуточным</text:span> голос<text:span text:style-name="T15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60">х</text:span> программ<text:span text:style-name="T160">ах</text:span>, в своё время просочится <text:span text:style-name="T160">и </text:span>в <text:span text:style-name="T16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60">такое</text:span> тебе как раз и <text:span text:style-name="T16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1">А</text:span>х, ты <text:span text:style-name="T16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94">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2">гарвардскому</text:span> приятелю из числа его знакомых. Какая-то часть, конечно же, должна быть негритянским говном, но оно всё такое похожее. <text:span text:style-name="T16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26">Сквозь унитаз, <text:span text:style-name="T162">ты </text:span>взгляни на меня,</text:p>
      <text:p text:style-name="P126">Вот дурак попался,</text:p>
      <text:p text:style-name="P126">Хоть бы не начали ссать </text:p>
      <text:p text:style-name="P126">Дирли тирли трали рался </text:p>
      <text:p text:style-name="P36"/>
      <text:p text:style-name="Text_20_body">И в ту <text:span text:style-name="T16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3">саданул</text:span>, тёмный как холодный говяжий студень, по его позвоночнику, <text:soft-page-break/><text:span text:style-name="T16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27">Уже не помнишь Красного Малкольма, что наверху остался, </text:p>
      <text:p text:style-name="P127">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3">с</text:span>плетений древесины в конюшне—брусья, косяки, стойки сто<text:span text:style-name="T163">й</text:span>л, перекладины ясл<text:span text:style-name="T16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28">Средь Долины Красной Реки <text:s/>говорят, <text:span text:style-name="T169">в этот раз</text:span></text:p>
      <text:p text:style-name="P130"><text:span text:style-name="T164">П</text:span>оток снёс тебя <text:span text:style-name="T164">в</text:span> унитаз— </text:p>
      <text:p text:style-name="P128">Присядь, отдохни, <text:span text:style-name="T164">хвост держи пистолетом,</text:span> </text:p>
      <text:p text:style-name="P128">Канализации близок конец, </text:p>
      <text:p text:style-name="P128">Держись, молодец, </text:p>
      <text:p text:style-name="P129">На всём свете этом</text:p>
      <text:p text:style-name="P128">Не най<text:span text:style-name="T164">ти</text:span> крепче говна, </text:p>
      <text:p text:style-name="P128">Чем на </text:p>
      <text:p text:style-name="P128">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28">Одного в Сан Берду бандитика,</text:p>
      <text:p text:style-name="P128"><text:span text:style-name="T164">К</text:span>итайчонка <text:span text:style-name="T164">о</text:span>дного, что с<text:span text:style-name="T164">линял</text:span> с железной дороги,</text:p>
      <text:p text:style-name="P128">Одного с триппер<text:span text:style-name="T164">к</text:span>ом, с зобом <text:span text:style-name="T165">одного</text:span>, </text:p>
      <text:p text:style-name="P128">Одного в последней стадии прока-з<text:span text:style-name="T164">ы</text:span>, </text:p>
      <text:p text:style-name="P128">Зато с широким тазом,</text:p>
      <text:p text:style-name="P128">Хромого на левую, хромого на правую, </text:p>
      <text:p text:style-name="P128">Хромого на обе ноги, всех будет три! </text:p>
      <text:p text:style-name="P128">Одного гом<text:span text:style-name="T164">осе</text:span>ка, даже лесбу одну, </text:p>
      <text:p text:style-name="P128">Одного негришку, одного евреишку, </text:p>
      <text:p text:style-name="P128">Одного краснокожего с бизоном одним, </text:p>
      <text:p text:style-name="P128">И охотника на бизонов из Нью Мексико </text:p>
      <text:p text:style-name="P128"/>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45"><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4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17">—Проф. Д-р Ласло Джамф, «Криптосем» (рекламная брошюра) Агфа, Берлин, 1934</text:p>
      <text:p text:style-name="Text_20_body"/>
      <text:p text:style-name="Text_20_body"><text:span text:style-name="T170">Набросок</text:span> на плотной кремовой бумаге под чёрно-буквенным штампом GEHEIME KOMMANDOSACHE, весьма подробно передающий, чернилом и ручкой, <text:span text:style-name="T17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7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70">л</text:span>ись отсле<text:span text:style-name="T170">дит</text:span>ь всё, что он смотрел или читал достигнув полового созревания… иначе, откуда ещё могли Они знать? </text:p>
      <text:p text:style-name="Text_20_body">– Тсс,– шеп<text:span text:style-name="T170">чет</text:span> она, её пальцы ласкают её длинные оливковые ляжки, обнажённые груди выпирают через верх<text:span text:style-name="T17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70">так</text:span> и по<text:span text:style-name="T17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7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70">указано</text:span> время, мест<text:span text:style-name="T17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6">was tust du für die front, für den sieg? was hast du heute für deutschland getan?</text:span> В «Белом Посещении» по стенам пи<text:span text:style-name="T171">шет</text:span> лёд. Граффити льда в пасмурный день остекля<text:span text:style-name="T17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1">как</text:span> <text:span text:style-name="T171">под</text:span>свет<text:span text:style-name="T17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1">кого</text:span> стил<text:span text:style-name="T171">я</text:span> в его унизительной и сумрачной ложбине, это единственный вид: аббатство, <text:span text:style-name="T17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1">го</text:span> <text:span text:style-name="T171">утёса</text:span>, волосы и госпитальный халат трепещут на ветру, <text:span text:style-name="T171">над</text:span> раскинувш<text:span text:style-name="T171">ей</text:span>ся на мили ширь<text:span text:style-name="T171">ю</text:span> южного побережья, бледный мел <text:span text:style-name="T17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2">в</text:span> направлени<text:span text:style-name="T172">и</text:span> «Белого Посещения» в любой час ночи, тихие как шхуны, моторы приглушены—чёрные машины без хрома, что о<text:span text:style-name="T172">т</text:span>блескивали <text:s/>свет<text:span text:style-name="T17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2">прокладывал</text:span> путь из обтрёпанных динамиков беспроволочных приёмников <text:span text:style-name="T172">к</text:span> английски<text:span text:style-name="T172">м</text:span> мечт<text:span text:style-name="T172">ам</text:span>, <text:span text:style-name="T17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2">такие</text:span> зелёные <text:s/>в <text:s/>потоках <text:span text:style-name="T172">солнца</text:span>, окаймляющие южные склоны <text:span text:style-name="T172">вдоль </text:span>долины Рейна, ночь в дыму камвольных кабаре столицы, подтяжки с оборочками словно <text:span text:style-name="T172">две </text:span>косы <text:span text:style-name="T17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3">им</text:span>-то <text:span text:style-name="T17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4">а</text:span> удалённой мозговой ткани, <text:span text:style-name="T174">с </text:span>дат<text:span text:style-name="T174">ами</text:span> и час<text:span text:style-name="T17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1">С</text:span>луж<text:span text:style-name="T18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8">добился его</text:span><text:span text:style-name="T117"> назнач</text:span><text:span text:style-name="T118">ения</text:span><text:span text:style-name="T11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7">где</text:span> прикипе<text:span text:style-name="T177">л</text:span> к определённой точке в комбинаторном анализе, излюбленно<text:span text:style-name="T177">му</text:span> времяпрепровождени<text:span text:style-name="T177">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7">Б</text:span>ригадный <text:span text:style-name="T17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9">интерфейс</text:span><text:span text:style-name="T16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5">Вспоминая Брайтон</text:span></text:span><text:span text:style-name="T16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5">– Эт-от старык </text:span><text:span text:style-name="T19">н</text:span><text:span text:style-name="T165">е име-эт </text:span><text:span text:style-name="T19">стыд</text:span><text:span text:style-name="T16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6">сам знаешь</text:span><text:span text:style-name="T16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6">самого</text:span><text:span text:style-name="T165">—ве! что это? беф </text:span><text:span text:style-name="Emphasis"><text:span text:style-name="T165">rissolé?</text:span></text:span><text:span text:style-name="T165"> фаршированный беф </text:span><text:span text:style-name="Emphasis"><text:span text:style-name="T165">rissolé?</text:span></text:span><text:span text:style-name="T16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6">е</text:span><text:span text:style-name="T165">)—ни один из этих странных, очень странных овощных </text:span><text:span text:style-name="Emphasis"><text:span text:style-name="T165">rissolé </text:span></text:span><text:span text:style-name="T16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5">Таймз </text:span></text:span><text:span text:style-name="T165">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5">Führer</text:span></text:span><text:span text:style-name="T16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8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80">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7">д</text:span><text:span text:style-name="T16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7">те</text:span><text:span text:style-name="T16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5">Homo Monstrosus</text:span></text:span><text:span text:style-name="T16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46"><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50">А будешь ерепениться, пошлём тебя обратно к д-ру Джамфу! </text:p>
      <text:p text:style-name="P150">Джамф привил ему рефлекс, и выбросил стимул. </text:p>
      <text:p text:style-name="P150">Похоже д-р Джамф сегодня проверял твою пипетку, а? </text:p>
      <text:p text:style-name="P154">—Нейл Носпикер 50,000 Оскорблений, § 6.72 </text:p>
      <text:p text:style-name="P154"><text:soft-page-break/>«Невежа Недоросль», Найлан Смит Прес,</text:p>
      <text:p text:style-name="P154">Кембридж (Массач.) 1933 </text:p>
      <text:p text:style-name="P154"/>
      <text:p text:style-name="Text_20_body"><text:span text:style-name="T86">Падинг</text:span>: Но не слишком ли это— </text:p>
      <text:p text:style-name="Text_20_body"><text:span text:style-name="T86">Пойнтсмен</text:span>: Сэр? </text:p>
      <text:p text:style-name="Text_20_body"><text:span text:style-name="T86">Падинг</text:span>: Разве это не <text:span text:style-name="T182">подло</text:span>, Пойнтсмен? Так вот вмешиваться в сознание другого человека? </text:p>
      <text:p text:style-name="Text_20_body"><text:span text:style-name="T86">Пойнтсмен</text:span>: Генерал, мы просто присоединяемся к длинному ряду экспериментов и изучения. Гавардский Университет, Армия США? Вряд ли это <text:span text:style-name="T183">подлые</text:span> заведения. </text:p>
      <text:p text:style-name="Text_20_body"><text:span text:style-name="T86">Падинг</text:span>: Мы не можем, Пойнтсмен, это зверство </text:p>
      <text:p text:style-name="Text_20_body"><text:span text:style-name="T86">Пойнтсмен</text:span>: Но американцы уже им занимались! разве не ясно? <text:span text:style-name="T183">М</text:span>ы с<text:span text:style-name="T183">же не с</text:span>овраща<text:span text:style-name="T183">ем</text:span> девственницу, или что— </text:p>
      <text:p text:style-name="Text_20_body"><text:span text:style-name="T86">Падинг</text:span>: <text:span text:style-name="T183">Выходит,</text:span> <text:span text:style-name="T183">будем</text:span> делать это потому, что американцы <text:span text:style-name="T18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3">со </text:span>сво<text:span text:style-name="T183">им</text:span> <text:span text:style-name="T183">Крошкой</text:span> Тайрон<text:span text:style-name="T183">ом </text:span>относительно <text:span text:style-name="T183">его </text:span>младенческого полового рефлекса. <text:span text:style-name="T183">Т</text:span>от год <text:span text:style-name="T183">отмечен приездом </text:span>Джамф<text:span text:style-name="T183">а</text:span> <text:span text:style-name="T183">в</text:span> Гарвард, <text:span text:style-name="T183">куда он </text:span><text:s/>прибы<text:span text:style-name="T183">л</text:span> из Дармштадта. Это было <text:span text:style-name="T184">на</text:span> начальной <text:span text:style-name="T184">стадии</text:span> его карьеры, прежде, чем <text:span text:style-name="T18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4">за </text:span>одн<text:span text:style-name="T18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4">а</text:span> из трёх показателей, но тот пребывал ещё на стадии <text:span text:style-name="T184">разработки</text:span>. </text:p>
      <text:p text:style-name="Text_20_body"><text:span text:style-name="T184">Другое дело</text:span> эрекция, <text:span text:style-name="T18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90">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4">ли</text:span>ться <text:span text:style-name="T185">за предположенный период</text:span> сведения рефлекса к нулю. <text:span text:style-name="T18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5">частичное</text:span> подавление <text:span text:style-name="T184">вне</text:span> предел<text:span text:style-name="T184">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5">Уг</text:span>асил ли <text:span text:style-name="T185">его</text:span> д-р Джамф <text:span text:style-name="T185">всего лишь</text:span> до нуля—дожда<text:span text:style-name="T185">вшись</text:span> пока ребёнок стал показывать нулевые эрекции на стимул х, и прекратил на этом? Может он забыл—или проигнорировал—«<text:span text:style-name="T185">частичное</text:span> подавление <text:span text:style-name="T184">вне</text:span> предел<text:span text:style-name="T184">ов</text:span> нуля»? Если проигнорировал, то почему? Что может <text:span text:style-name="T18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5">Крошку</text:span> Тайрона—<text:span text:style-name="T185">то, как в случае с о</text:span>ткрыти<text:span text:style-name="T185">ем</text:span> Нового Света, разные люди сочли, что они открыли разные вещи. </text:p>
      <text:p text:style-name="Text_20_body">Роджер Мехико <text:span text:style-name="T185">полагает</text:span> это статистической странностью. Однако, он чувствует теперь некое <text:span text:style-name="T185">п</text:span>отрясение основ <text:span text:style-name="T185">данной</text:span> дисциплины, причём более сильное, чем позволительно колебать их <text:span text:style-name="T185">какой-то</text:span> странности. Странно, странно, странно—вдумайтесь в само слово: это взрывное «т» вслед за «с», переходит—<text:span text:style-name="T185">вне</text:span> предело<text:span text:style-name="T185">в</text:span> своего нуля—в иную область. Конечно, ты не переходишь. Но ты понимаешь, умом, <text:span text:style-name="T186">что</text:span><text:span text:style-name="Emphasis"> надо</text:span> <text:span text:style-name="T18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6">им образом</text:span>, если вообще как<text:span text:style-name="T186">им-то</text:span>, <text:span text:style-name="T186">связано</text:span> это <text:span text:style-name="T186">с</text:span> секс<text:span text:style-name="T186">ом</text:span>. </text:p>
      <text:p text:style-name="Text_20_body">Но Эдвин Трикл, самый фрейди<text:span text:style-name="T18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6">снимков</text:span>, которые Теди Блот <text:span text:style-name="T186">сделал</text:span> с карты Слотропа, были спроецированы на Роджерову и обе картинки, девушки-звёзды и кружочки ракетны<text:span text:style-name="T186">х</text:span> удар<text:span text:style-name="T18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6">довольно</text:span> <text:span text:style-name="T186">в</text:span>скор<text:span text:style-name="T186">е</text:span>, <text:s/>через <text:span text:style-name="T186">пару дней</text:span>, либо задержаться <text:s/>надолго, <text:span text:style-name="T186">до</text:span> десят<text:span text:style-name="T18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7">а</text:span>, в порнографии и у проституток, возможно <text:span text:style-name="T18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7">всё же </text:span>намёк под самым нашим носом у нас не хватает ума, или смелости, заметить?… </text:p>
      <text:p text:style-name="Text_20_body">Но, если это <text:span text:style-name="T187">нечто </text:span>в воздухе, прямо тут, прямо сейчас, тогда ракеты следуют <text:span text:style-name="T187">ему</text:span>, в 100% случаев. Без исключений. Обнаружив его, мы снова докажем железную детерминированность всего, <text:span text:style-name="T187">для </text:span>каждой души. <text:span text:style-name="T187">Это о</text:span>ста<text:span text:style-name="T187">вит</text:span> слишком мало места для каких-<text:span text:style-name="T187">либо</text:span> надежд вообще. Сами понимаете, насколько важным <text:span text:style-name="T187">станет</text:span> <text:span text:style-name="T18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8">а</text:span>я масс<text:span text:style-name="T18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8">про</text:span>след<text:span text:style-name="T188">овав </text:span>за клубком тринадцать лет, он начинает кружить <text:span text:style-name="T18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9">тылок</text:span>, жуткие пенисы торчком, неорганич<text:span text:style-name="T189">ны</text:span>е, как и их глаза, что поблескивают инеем, или пластинками слюды, но не вожделением, и не к нему. Для них существует лишь работа…. </text:p>
      <text:p text:style-name="P95">–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1">у</text:span>виде<text:span text:style-name="T191">в</text:span> белые преграды сквозь туман, <text:s/><text:span text:style-name="T19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1">ающ</text:span>ая мозаика смотреть наружу в Пустыню… вне охранительного города… понятна лишь тем, кто отправляется вне… глаза вдал<text:span text:style-name="T19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1">для </text:span>себ<text:span text:style-name="T19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2">быть</text:span> до конца жизни пациента, от всяких идей, чувств, самокритики, <text:span text:style-name="T19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3">уме</text:span>ет полностью их найти. <text:span text:style-name="T193">С</text:span>леды <text:span text:style-name="T193">их </text:span>заполнились льдом и чуть позже были унесены в море. </text:p>
      <text:p text:style-name="P110"><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96"><text:soft-page-break/>По тихому, скрытно от неё, камера следит как она движется, <text:span text:style-name="T195">пред</text:span>намеренно никуда, по комнатам, длинноногая, <text:span text:style-name="T195">с </text:span>подростков<text:span text:style-name="T195">ой</text:span> шир<text:span text:style-name="T195">иной</text:span> и присутуленность<text:span text:style-name="T195">ю</text:span> плеч, волосы не <text:span text:style-name="T19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5">из</text:span> <text:span text:style-name="T19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5">в</text:span> его понятия<text:span text:style-name="T19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6">За</text:span> отражени<text:span text:style-name="T196">я</text:span>, которые она видит в зеркале, Катье тоже удостаивается удовлетворённости оператора, но ей известно то, ч<text:span text:style-name="T19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7">оч</text:span>ка пятн<text:span text:style-name="T197">ист</text:span>ых трещин, а в его ночном дыхании, в тёмной печи его самого, навсегда <text:span text:style-name="T19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7">добавлен </text:span>Миполам, новый поливиниловый хлорид… крохотные кусочки лезвия бритвы топорщ<text:span text:style-name="T197">атся</text:span> из жизнеподобной розовой влажности, сотнями, о которые Катье, стоя на коленях, <text:span text:style-name="T19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8">по всей</text:span> его светл<text:span text:style-name="T198">ой</text:span> кож<text:span text:style-name="T198">е</text:span> пятна послеполуденн<text:span text:style-name="T198">ого </text:span>блес<text:span text:style-name="T198">ка</text:span> синтетически оранжев<text:span text:style-name="T19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8">даже </text:span>сдержать дыхание, на минуту <text:span text:style-name="T198">по</text:span>чувств<text:span text:style-name="T198">овав</text:span> учащённое биенье <text:span text:style-name="T19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8">та</text:span>ли». Унижение пойдёт на пользу пареньку по утрам в расположении, в строю его батареи возле <text:span text:style-name="Emphasis">Schußstelle 3</text:span>, где когда-то <text:span text:style-name="T211">неистово проносились </text:span><text:s/>лошади перед <text:span text:style-name="T21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8">открыто</text:span> они не обсуждают это, похоже, Катье, Готфрид и Капитан Блисеро <text:span text:style-name="T19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9">лишь</text:span> топливо и окислитель. Но Капитан Блисеро с трепе<text:span text:style-name="T19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9">ючено</text:span>—<text:span text:style-name="T199">за</text:span>част<text:span text:style-name="T199">ую</text:span> ракеты, <text:span text:style-name="T199">свихнувшись</text:span>, разворачиваются куда попадя с жутким ржанием в небе, разворачиваются и падают, каждая согласно своему <text:span text:style-name="T19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0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200">ее </text:span>бумаг<text:span text:style-name="T20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00">ине</text:span> сердц<text:span text:style-name="T20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00">из</text:span> всех в<text:span text:style-name="T200">ероят</text:span>ных подталкивани<text:span text:style-name="T20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1">вызвал</text:span> эха <text:span text:style-name="T201">у</text:span> Судьбы безгласной.... Это он, Блисеро, взбирается на гору, как и взбирался почти уже 20 лет, задолго до того как принял <text:span text:style-name="T20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1">из </text:span>форм Восточного фронта) в баре, на улице, в каком угодно тесном и неудобном костюме, тот безупречно реагировал на футбольный мяч, <text:span text:style-name="T201">когда</text:span> шутники, узнав его, <text:span text:style-name="T201">швыряли в него из</text:span> ниоткуда—бессмертное исполнение! один из тех импровизированных ударов, <text:span text:style-name="T201">до того</text:span> невозможно высоких, так чётко параболичных, мяч взмывает на мили вверх, чтобы <text:span text:style-name="T201">скользнуть</text:span> точн<text:span text:style-name="T201">ёхоньк</text:span>о меж двух высоких, фалличных электрических колонн Ufa-театра на Фридрихштрассе… он мог удерживать мяч на голове <text:span text:style-name="T201">вдоль</text:span> нескольк<text:span text:style-name="T20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1">ывник</text:span>, уже пушечное мясо, бледный свет бара <text:span text:style-name="T201">лоится</text:span> поперёк его коротко остриженного черепа—«это рефлексы, понимаешь… Не я… Просто рефлексы». Когда же начал<text:span text:style-name="T20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1">в которых таятся</text:span> не менее загадочны<text:span text:style-name="T201">е</text:span> гост<text:span text:style-name="T201">и</text:span>, чужак<text:span text:style-name="T201">и</text:span>, иногда не менее причудливы<text:span text:style-name="T201">е</text:span>, чем дар всегда оказываться там, где нет взрывов… кто-нибудь из <text:span text:style-name="T1">них</text:span>, это<text:span text:style-name="T204">го</text:span> сырь<text:span text:style-name="T204">я</text:span>, «<text:span text:style-name="T20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2">Чересчур уж состарился</text:span>, грипп <text:s/>проходит не <text:span text:style-name="T202">так уже</text:span> быстро, живот может скрутить иногда на весь день, глаза ощутимо слепее с каждой <text:span text:style-name="T20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2">нулась бы</text:span>, навсегда. Всё прочее лишь любовная игра перед актом. </text:p>
      <text:p text:style-name="P10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2">Страной</text:span>-<text:span text:style-name="T206">Боли</text:span>, стали сов<text:span text:style-name="T20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6">х</text:span> белым песком <text:span text:style-name="T20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6">для</text:span> обеспеч<text:span text:style-name="T206">ения</text:span> точно<text:span text:style-name="T20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6">in hoc signo vinces</text:span></text:span><text:span text:style-name="T8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31"><text:span text:style-name="Emphasis">Bringt doch der Wanderer auch vom Hange des Bergrands nicht eine </text:span></text:p>
      <text:p text:style-name="P131"><text:span text:style-name="Emphasis">Hand voll Erde ins Tal, die alle unsägliche, sondern ein erworbenes </text:span></text:p>
      <text:p text:style-name="P131"><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7">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9">о́</text:span>том пропахшей шерсти, сдерживая напряжённый смех, <text:span text:style-name="T20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1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1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1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1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1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33">ic heb u liever dan ên everswîn, </text:p>
      <text:p text:style-name="P132"><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11"><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4">и</text:span> Остином нашли давны<text:span text:style-name="T214">м</text:span>-давно <text:span text:style-name="T21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4">яка</text:span> это <text:span text:style-name="T21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5">защёлка</text:span>, кольцо и всё прочее, одна из серии патриотических сластей выпущенных <text:span text:style-name="T215">до того как</text:span> сахар стал таким дефицитом, <text:span text:style-name="T215">наряду</text:span>, как он определил заглянув в банку, <text:span text:style-name="T21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5">е</text:span> с короткими рукавами. Испарения бензоина проникают <text:span text:style-name="T215">ему в</text:span> мозг. Голова плывёт кругом в нимбе из<text:span text:style-name="T21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6">ми</text:span> эбонитовы<text:span text:style-name="T216">ми</text:span> напёрстк<text:span text:style-name="T216">ами</text:span> из прошлого столетия, <text:span text:style-name="T216">за </text:span>шпильк<text:span text:style-name="T216">ам</text:span>и, част<text:span text:style-name="T216">ям</text:span>и клапанов, резьбовы<text:span text:style-name="T216">ми</text:span> запчаст<text:span text:style-name="T216">ям</text:span>и от непонятных музыкальных инструментов, радиодетал<text:span text:style-name="T21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12"><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98">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8">бьёт в</text:span> стенку его груди… –«Ооо»,– вырвалось у неё и она потянулась обнять его, отбросив всякую сдержанность, открыта, <text:span text:style-name="T218">вся </text:span>дрожа, пока они прижимались друг к другу. <text:span text:style-name="T218">Позже</text:span> она ему рассказывала, что как только он взял её руку в тот вечер, она кончила. И первый раз, когда он прикоснулся к её пизде, <text:span text:style-name="T218">при</text:span>стисну<text:span text:style-name="T218">л</text:span> мягкую пизду Джессики <text:span text:style-name="T218">сквозь</text:span> её трусики, дрожь <text:span text:style-name="T218">снова</text:span> началась высоко меж её ляжек, охватывая <text:span text:style-name="T21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8">В ходе этого</text:span>, свет для <text:span text:style-name="T21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8">вот</text:span> ощущение. Резко вверх до уровня кожи, выплёскиваясь <text:span text:style-name="T218">из</text:span> его соск<text:span text:style-name="T21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9">Поб</text:span>ывала ли когда-нибудь его <text:span text:style-name="T21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9">ся</text:span>т <text:span text:style-name="T21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9">О</text:span>щути<text:span text:style-name="T219">в</text:span> как его первые тёплые вздохи к<text:span text:style-name="T21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20">обмягчившийся</text:span> хуй млеет, свисая <text:span text:style-name="T220">через</text:span> его ляжк<text:span text:style-name="T22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2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20">е</text:span> как-то втиснуты все в высоко закреплённую кабину и поголовно уставились вниз,<text:span text:style-name="T220"> из</text:span> <text:span text:style-name="T220">своей</text:span> поросячьей возн<text:span text:style-name="T220">и</text:span> по свиноматке, для лучшего обзора, глаза вылуплены, смуглые, слюна каплет <text:span text:style-name="T220">с</text:span> губ, <text:span text:style-name="T220">этого </text:span>представления его Джессики Свонлейк со скандально голой грудью и его самого пытающегося притормозить и отстать от грузовика—да <text:span text:style-name="T22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1">ка</text:span> об<text:span text:style-name="T221">гона</text:span> и <text:span text:style-name="T1">впрямь</text:span> покажется подозрительны<text:span text:style-name="T22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1">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1">уж</text:span>—ну, вот, как раз тут, под затылком его шишковатой головы как у десятилетнего мальчика. Она его целует вверх и вниз кисло солён<text:span text:style-name="T221">ого</text:span> кусоч<text:span text:style-name="T22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21">не разодрать</text:span>, и с длинным <text:soft-page-break/>светло-каштановым волосом впутавшимся ему в рот. Это явно не его волос. И ни кого-<text:span text:style-name="T221">нибудь</text:span> <text:span text:style-name="T22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2">которое</text:span> её призрачная любовь смогла протолкнуть на эту сторону, к единственному кто что-то значил.... Один такой <text:span text:style-name="T22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2">на </text:span>чуть <text:span text:style-name="T222">попозже</text:span>, так и <text:span text:style-name="T222">подмывало</text:span> оглянуться через плечо, или даже просто в, в старое зеркало, знаешь, <text:span text:style-name="T22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2">по</text:span> зеркала<text:span text:style-name="T22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99">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4">ет</text:span>, что <text:span text:style-name="T22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8">o</text:span> <text:span text:style-name="Emphasis">зреющим нарывом посреди города</text:span>… но <text:span text:style-name="T22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5">ведавшего,</text:span> пока не прошло, <text:span text:style-name="T225">как</text:span> ясно он <text:span text:style-name="T225">понимает</text:span> честную половину своей жизни, которой сейчас была Джессика, <text:span text:style-name="T225">как</text:span> фанатично должна его мать Война <text:span text:style-name="T225">возмущаться</text:span> её красот<text:span text:style-name="T225">ой,</text:span> её нахальн<text:span text:style-name="T225">ым</text:span> безразличие<text:span text:style-name="T225">м</text:span> к <text:span text:style-name="T225">догмам</text:span> смерти, в которые он <text:span text:style-name="T225">совсем</text:span> недавно <text:span text:style-name="T225">верил</text:span>—её не<text:span text:style-name="T226">одоли</text:span>м<text:span text:style-name="T226">ой</text:span> надежд<text:span text:style-name="T22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7">,</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34"><text:span text:style-name="Emphasis"><text:span text:style-name="T87">In dulci jubilo </text:span></text:span></text:p>
      <text:p text:style-name="P134"><text:span text:style-name="Emphasis"><text:span text:style-name="T87">Nun singet und seid froh! </text:span></text:span></text:p>
      <text:p text:style-name="P134"><text:span text:style-name="Emphasis"><text:span text:style-name="T87">Unsers Herzens Wonne </text:span></text:span></text:p>
      <text:p text:style-name="P134"><text:span text:style-name="Emphasis"><text:span text:style-name="T87">Leit in</text:span></text:span><text:span text:style-name="Emphasis"> praesipio, </text:span></text:p>
      <text:p text:style-name="P134"><text:span text:style-name="Emphasis"><text:span text:style-name="T87">Leuchtet vor die Sonne </text:span></text:span></text:p>
      <text:p text:style-name="P134"><text:span text:style-name="Emphasis"><text:span text:style-name="T87">Matris in gremio</text:span></text:span><text:span text:style-name="Emphasis">. </text:span></text:p>
      <text:p text:style-name="P13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00"><text:span text:style-name="T247">Сочельником веет </text:span><text:s/>с моря, <text:span text:style-name="T229">оно</text:span> сегодня на закате сияло зеленью и гладью, как стекло насыщенное железом: <text:span text:style-name="T229">веет</text:span> каждый день на нас, вс<text:span text:style-name="T229">е</text:span> неб<text:span text:style-name="T229">еса</text:span> <text:span text:style-name="T229">вышние</text:span> брюхатится святыми и тонкими <text:span text:style-name="T229">фанфарами</text:span> глашатаев. Ещё один год свадебных платьев, <text:span text:style-name="T229">что застряли</text:span> в сердце зимы, <text:span text:style-name="T229">по прежнему</text:span> невостребованны<text:span text:style-name="T229">ми</text:span>, <text:span text:style-name="T229">так и</text:span> висят себе тихими атласными рядами, <text:span text:style-name="T229">сборочки</text:span> белы<text:span text:style-name="T229">х</text:span> вуал<text:span text:style-name="T229">ей</text:span> начинают желтеть, и только <text:span text:style-name="T229">лишь </text:span>чуть всколыхиваются, когда <text:span text:style-name="T229">ты </text:span>проходишь мимо, зритель… гость <text:span text:style-name="T229">во </text:span>всех тупик<text:span text:style-name="T229">ах</text:span> города.... Уловив в платьях собственное отраженье пару раз, <text:s/>пол<text:span text:style-name="T229">увозникающее</text:span> из тени, <text:span text:style-name="T229">просто</text:span> лишь смазано яркие цвета по <text:span text:style-name="Emphasis">peau de soie</text:span>, <text:span text:style-name="T229">по</text:span>тянешься туда, где <text:span text:style-name="T22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9">ристойными</text:span> мыло<text:span text:style-name="T229">м и </text:span>пудрой. Однако, сердцем своим девственна, и в надеждах своих <text:span text:style-name="T229">тоже</text:span>. <text:span text:style-name="T230">И не рассчитывай на</text:span> ярко-швейцарск<text:span text:style-name="T230">ие</text:span> или кристал<text:span text:style-name="T230">ь</text:span>но-<text:span text:style-name="T230">хрустальные праздники</text:span>, но <text:span text:style-name="T230">на</text:span> тёмный, затянутый тучами день <text:span text:style-name="T230">со</text:span> снег<text:span text:style-name="T230">ом, что</text:span> валит пеленой за городом, пелена халатов зимы, мягких <text:span text:style-name="T230">среди</text:span> ноч<text:span text:style-name="T230">и</text:span>, почти безветренно дышащих <text:span text:style-name="T230">под боком</text:span>. На станциях города <text:span text:style-name="T230">возвратившиеся</text:span> из Индо-Китая <text:span text:style-name="T230">военно</text:span>пленные <text:s/>прогуливают свои <text:span text:style-name="T230">жутко</text:span> вы<text:span text:style-name="T230">пир</text:span>ающие кости, <text:span text:style-name="T230">невесомые</text:span> как тот соня, или сони на лике луны, среди колясок на хроме пружин, из чёрных шкур, гулких как барабаны, меж <text:span text:style-name="T23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1">холодок</text:span> ярки<text:span text:style-name="T231">х</text:span> облак<text:span text:style-name="T231">ов</text:span> среди запахов угля и пара, и <text:span text:style-name="T231">металло</text:span>пространства среди стоящих в очереди, бродящих, устало спящих, понаеха<text:span text:style-name="T23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1">ми</text:span> из посине<text:span text:style-name="T231">лых</text:span> орбит, сквозь головную боль, которую не может снять никакой Алазилс. Итальянцы-военнопленные бранятся из-под мешков с почтой, что <text:span text:style-name="T231">разбухают</text:span>, ежечасно прибывая с гулким эхом, <text:span text:style-name="T231">празднич</text:span>ной толщин<text:span text:style-name="T23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1">всерьёз</text:span> рассматривает вопрос <text:span text:style-name="T231">составления</text:span> списка Неприемлемых Песен, с таблатурой для укелеле, <text:span text:style-name="T231">в целях</text:span> облегч<text:span text:style-name="T231">ения</text:span> опознани<text:span text:style-name="T231">я. </text:span><text:s/>Их жизнерадостность и любовь к песням, <text:span text:style-name="T23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2">так что</text:span> они решили, сами по себе, придерживаться <text:soft-page-break/>профессионального итальянства, поглядыва<text:span text:style-name="T23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2">сгущается</text:span> женщинами, бесцельно… <text:span text:style-name="T23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2">там </text:span>крокет <text:span text:style-name="T232">по</text:span>среди зимы, им хочется полуот<text:span text:style-name="T232">ключившейся</text:span> воскресной сонливости опавших листьев усохшего сада. Если же подвернётся вдруг <text:span text:style-name="T232">бесшабашно свежий</text:span> <text:s/>мир, типа ябло<text:span text:style-name="T232">чка</text:span> сброшенно<text:span text:style-name="T232">го</text:span> ветром <text:span text:style-name="T232">под</text:span> ног<text:span text:style-name="T232">и</text:span>, ну, найдётся время как-нибудь приноровиться… Но <text:span text:style-name="T233">они разохотились на </text:span><text:s/>почти послевоенн<text:span text:style-name="T234">ую</text:span> роскош<text:span text:style-name="T234">ь</text:span> <text:span text:style-name="T234">в</text:span> эт<text:span text:style-name="T234">у</text:span> недел<text:span text:style-name="T234">ю</text:span>, купить набор <text:span text:style-name="T234">детского </text:span>электр<text:span text:style-name="T234">о</text:span>поезда, <text:span text:style-name="T234">и тем самым попытаться каждому озарить </text:span><text:s/>свой набор маленьких <text:span text:style-name="T234">важных лиц</text:span>, сгладить свою <text:span text:style-name="T235">отчуждённость</text:span>, <text:span text:style-name="T235">так</text:span> знакомы <text:span text:style-name="T235">по</text:span> фотографи<text:span text:style-name="T235">ям</text:span> все, <text:span text:style-name="T235">а теперь вот в</text:span> жизни, охи <text:span text:style-name="T235">и </text:span>ахи, но не сейчас, не здесь на станции, <text:span text:style-name="T235">любое из</text:span> самы<text:span text:style-name="T235">х нужных</text:span> движени<text:span text:style-name="T235">й</text:span>: Война <text:span text:style-name="T235">избегала</text:span> их, за<text:span text:style-name="T235">капыва</text:span>ла, эти <text:span text:style-name="T235">произвольные</text:span> губительные <text:span text:style-name="T23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6">из </text:span>деревенских в<text:span text:style-name="T236">е</text:span>сны и лета—они играли<text:span text:style-name="T236">сь</text:span> настоящими жестянками того же пирога—танки, истребители танков, дзоты, дредноуты розово-мясые, сине-жёлтые, <text:span text:style-name="T23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6">И вовсе не верой платят они</text:span>—<text:span text:style-name="T236">это выходит</text:span> само собой. Он явился Новый Младенец. В волшебную ночь <text:span text:style-name="T236">перед этим</text:span>, животные <text:span text:style-name="T236">за</text:span>гов<text:span text:style-name="T236">орят между собой</text:span>, а небо будет из молока. Бабушки и дедушки, которые каждую неделю ждали пока Радио Доктор <text:span text:style-name="T236">станет</text:span> спрашивать, Что Такое Геморрой? Что Такое Энфизема? Что Такое Сердечный Приступ? <text:span text:style-name="T236">начнут</text:span> ждать за пределы бессонницы, <text:span text:style-name="T236">снова</text:span> <text:span text:style-name="T236">следить</text:span>, чтобы не <text:span text:style-name="T236">произошло</text:span> ежегодное невозможное, но с каким-то <text:span text:style-name="T237">зловредным </text:span>осадком—<text:span text:style-name="Emphasis">это</text:span> вот склон, небо <text:span text:style-name="Emphasis">может</text:span> показаться <text:span text:style-name="T237">нам </text:span>светлее—<text:span text:style-name="T237">как бы</text:span> трепет, хороший момент, которого т<text:span text:style-name="T237">ы</text:span> так <text:span text:style-name="T237">ждал</text:span>, не совсем обл<text:span text:style-name="T237">амывается</text:span>, но <text:span text:style-name="T237">у</text:span>же далеко не чудо… на посту в своих свитерах и шалях, наигранно сердитые, но осадок внутри <text:span text:style-name="T237">оживает в</text:span> нов<text:span text:style-name="T237">ой</text:span> зимн<text:span text:style-name="T237">ей</text:span> ферментаци<text:span text:style-name="T237">и</text:span> каждый год, всякий раз чуть слабее, но всегда <text:span text:style-name="T237">годен на то</text:span>, чтоб оживиться в эту пору…. <text:span text:style-name="T238">Обнослись догола</text:span>, блестящие костюмы и наряды <text:span text:style-name="T238">поры </text:span>шатания по пабам в <text:span text:style-name="T238">годы</text:span> их расцвета давно разодраны на полосы <text:span text:style-name="T238">для </text:span>обмот<text:span text:style-name="T238">ки</text:span> труб горячей воды и нагревател<text:span text:style-name="T23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8">сколько</text:span> они знают своё <text:s/>тел<text:span text:style-name="T23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8">до наступления новой</text:span> <text:s/>весн<text:span text:style-name="T238">ы</text:span>, слишком спешит, но похоже никому до этого <text:span text:style-name="T238">и</text:span> дела нет, или <text:span text:style-name="T238">же </text:span>не понимают. Войн<text:span text:style-name="T238">а нуждается в</text:span> электричеств<text:span text:style-name="T238">е</text:span>. <text:span text:style-name="T238">Идёт ускоренная</text:span> игра, Электро Монополия, между электрокомпаниями, Центральны<text:span text:style-name="T238">м</text:span> Комитет<text:span text:style-name="T238">ом по</text:span> Электричеств<text:span text:style-name="T238">у</text:span> и прочи<text:span text:style-name="T238">ми</text:span> ведомства<text:span text:style-name="T23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9">лицом к лицу со</text:span> всеми старыми бессонными глазами—раскручивают свои минуты до воя переходящего в писк, до прострел<text:span text:style-name="T239">а в</text:span> сирен<text:span text:style-name="T239">у</text:span>. Это Безумный Карнавал Ночи. Веселье под <text:span text:style-name="T239">сенью</text:span> минутных стрелок. Истерика на бледных лицах циферблатов. Электрокомпании <text:span text:style-name="T239">твердят</text:span> о нагрузках, военные потребности столь велики, что часы снова замедлятся, если только этот ночной марш не краден<text:span text:style-name="T239">ная энергия</text:span>, <text:span text:style-name="T239">однако,</text:span> предпо<text:span text:style-name="T239">лагаемые</text:span> нагрузки не случаются <text:s/>день <text:span text:style-name="T239">ото дня </text:span>и Сеть по<text:span text:style-name="T23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40">превратит нас в</text:span> самы<text:span text:style-name="T240">е</text:span> забыты<text:span text:style-name="T240">е</text:span> корн<text:span text:style-name="T240">и самих нас</text:span>. Но над морем туман сегодня, всё ещё тихо<text:span text:style-name="T240">нько</text:span> <text:span text:style-name="T240">извлекаемый</text:span> жемчуг. В центре города дуговые лампы трещат, взъерепенясь, в <text:span text:style-name="T240">приглушённом</text:span> сиянии на центральны<text:span text:style-name="T240">е</text:span> линии улиц, слишком льдистого цвета для свечек, в слишком густой измороси для <text:span text:style-name="T240">холокоста</text:span>… высокие красные автобусы <text:span text:style-name="T241">по</text:span>шат<text:span text:style-name="T241">ыва</text:span>ются, со всех фар маскировка снята недавн<text:span text:style-name="T241">им</text:span> распоряжени<text:span text:style-name="T241">ем</text:span>, теперь уворачивайся, пересекай ослеплённый, громадные, <text:span text:style-name="T241">горстями <text:s/>надранные</text:span> клочья сырости <text:span text:style-name="T241">ве</text:span>ют мимо, одинокие как пляжи под перламутровым туманом, чья колючая проволока, <text:s/>никогда не <text:span text:style-name="T241">изведавшая</text:span> внутреннего укуса тока, <text:s/>лишь пассивно тян<text:span text:style-name="T241">ется</text:span>, окисляясь в ночи, <text:span text:style-name="T241">обвивает теперь </text:span>как подводная водоросль, <text:span text:style-name="T242">кольцами, зверски холодная, </text:span>острая как скорпион, весь песок <text:span text:style-name="T241">милю за милей </text:span>без единого следа гуляющих, <text:span text:style-name="T242">с тех пор как</text:span> <text:span text:style-name="T241">ушли</text:span> <text:span text:style-name="T242">прогулочные лайнеры </text:span><text:s/>последни<text:span text:style-name="T242">х</text:span> лет мирного времени <text:span text:style-name="T242">торжественно провожать</text:span> прежни<text:span text:style-name="T242">й</text:span> мир <text:span text:style-name="T243">вечеров с</text:span> вином, оливковой рощицей, <text:span text:style-name="T243">дымом </text:span>трубоч<text:span text:style-name="T243">ки</text:span>, про<text:span text:style-name="T243">чь по ту сторону</text:span> Войны, теперь <text:span text:style-name="T24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3">е</text:span>ляются насколько получится, <text:span text:style-name="T243">настолько</text:span> далеко от своих овечьих одёжек, насколько год дозволит им отбрести. Так приидите ж. О<text:span text:style-name="T243">т</text:span>ставьте <text:span text:style-name="T24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4">дать</text:span> шанс друг<text:span text:style-name="T244">ой</text:span> ноч<text:span text:style-name="T24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5">Черчилля</text:span>?», «Арри Полит<text:span text:style-name="T24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35"><text:span text:style-name="Emphasis"><text:span text:style-name="T89">O</text:span></text:span><text:span text:style-name="Emphasis"><text:span text:style-name="T245">, </text:span></text:span><text:span text:style-name="Emphasis">Jesu parvule</text:span>,</text:p>
      <text:p text:style-name="P135">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13"><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01">Парадоксальная фаза, <text:span text:style-name="T248">если</text:span> слабые стимулы вызывают <text:span text:style-name="T248">резкую</text:span> реакцию.... Когда это было? Н<text:span text:style-name="T248">а какой-то</text:span> ранн<text:span text:style-name="T248">ей</text:span> стади<text:span text:style-name="T248">и</text:span> сна: <text:s/>не услы<text:span text:style-name="T248">ш</text:span>ал <text:span text:style-name="T24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8">упорно </text:span>вибрир<text:span text:style-name="T248">овали</text:span>, ужас<text:span text:style-name="T248">аясь</text:span> <text:span text:style-name="T248">подобной</text:span> армад<text:span text:style-name="T248">е</text:span> бомбардировщиков <text:span text:style-name="T248">летящих</text:span> на задание. Твоя собственная фигура недвижна, дышит ртом, одна, лицом <text:span text:style-name="T248">к</text:span>верх<text:span text:style-name="T248">у</text:span> на узкой койке <text:span text:style-name="T248">у</text:span> стен<text:span text:style-name="T248">ы</text:span> <text:span text:style-name="T24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8">е</text:span> футов над твоим лицом <text:span text:style-name="T24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9">ется, следуя</text:span> наклонной линии, по воздуху. И тут, неожиданно, он появился снова, курс <text:span text:style-name="T24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9">теперь уже</text:span>, восприн<text:span text:style-name="T249">ято</text:span> присутствующими как пред<text:span text:style-name="T249">вест</text:span>ие—что-то не так, что-то совсем <text:span text:style-name="T249">даже </text:span>не так на сегодня… Никто не знает что означает этот круг света. <text:span text:style-name="T249">Была собрана</text:span> комиссия, <text:span text:style-name="T249">проводилось</text:span> исследование, ответ был так маняще близок—но теперь поведение света изменилось…. Собрание откладывается. От <text:span text:style-name="T249">столь</text:span> беспорядочных сполохов, наполняешься ожиданием чего-то ужасного—не <text:span text:style-name="T249">так</text:span>, чтоб <text:span text:style-name="T24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5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1">светящегося </text:span>круг<text:span text:style-name="T251">а</text:span>, ты вместо этого сворачиваешь влево. С тобою девушка, которая тебе жена, хотя вы никогда не <text:span text:style-name="T251">вступали в брак</text:span>, <text:span text:style-name="T251">и</text:span> никогда не встречал её прежде, но зн<text:span text:style-name="T251">аешь</text:span> <text:span text:style-name="T251">уже </text:span>много лет. Она молчит. Недавно прошёл дождь. Всё поблескивает, кр<text:span text:style-name="T26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1">тот </text:span>кратко мигает и гаснет. Несмотря на явную свежесть, недавний дождь, живые цветы, <text:s/>вид <text:span text:style-name="T25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1">Всё сияет вокруг</text:span>. Влага на мостовой. <text:span text:style-name="T251">Набрасывая</text:span> как<text:span text:style-name="T251">ой</text:span>-то тёплы<text:span text:style-name="T251">й</text:span> капюшон <text:span text:style-name="T251">себе на</text:span> <text:s/>шею и плечи, ты хочешь сказать жене: «Это самый зловещий момент <text:span text:style-name="T251">в этот вечер</text:span>». Но есть слово <text:span text:style-name="T251">подходящее лучше</text:span> «зловещ<text:span text:style-name="T251">его</text:span>». Пытаешься вспомнить его. Это чьё-то имя. Оно ждёт за сумерками, ясность, белые цветы. Свет <text:span text:style-name="T25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3">исхлёстаны</text:span> стеклянистой <text:span text:style-name="T253">круговертью</text:span> с французистыми завит<text:span text:style-name="T253">уш</text:span>ками <text:span text:style-name="T25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3">засеивают</text:span> <text:s/>воспоминания<text:span text:style-name="T253">ми</text:span> зим<text:span text:style-name="T253">у</text:span>, <text:span text:style-name="T253">их </text:span>семена <text:s/>никогда не прорастут, <text:span text:style-name="T25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3">т</text:span>смену, который тут не присутствует, которому не передадут, потому что <text:span text:style-name="T254">у </text:span>пар<text:span text:style-name="T253">ы</text:span>-<text:span text:style-name="T253">тройки</text:span>, <text:span text:style-name="T253">в</text:span> Секции Пси, способных расслышать, <text:span text:style-name="T254">подобного</text:span> загадочн<text:span text:style-name="T254">ого</text:span> хлам<text:span text:style-name="T254">а</text:span> <text:span text:style-name="T254">завались</text:span> на каждом сеансе—если вообще <text:span text:style-name="T254">обратят внимание</text:span>, то <text:span text:style-name="T254">оно отметится</text:span> в проект<text:span text:style-name="T25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4">а</text:span> бедняга Спектро взлетел в освещённой норе-кабинке <text:span text:style-name="T254">как </text:span>и вся тёмная палата, ста<text:span text:style-name="T254">ли</text:span> часть<text:span text:style-name="T254">ю</text:span> взрыва, чьё приближение он так и не услы<text:span text:style-name="T254">х</text:span>ал, звук слишком запаздывает, уже после взрыва, призрак ракеты <text:span text:style-name="T254">приветствует</text:span> призраки только что произведённые ею. Дальше тишина. <text:span text:style-name="T254">Очередной</text:span> «случай» для Роджера Мехико, <text:soft-page-break/>воткнуть кругоголовую кнопку в его карту, квадрат перешёл <text:span text:style-name="T254">от</text:span> дв<text:span text:style-name="T254">у</text:span>х к трём попаданиям, <text:span text:style-name="T255">выравнивая</text:span> заполн<text:span text:style-name="T255">ение</text:span> тр<text:span text:style-name="T255">ёх вероятностей</text:span>, что как-то отставали в последнее время…. </text:p>
      <text:p text:style-name="Text_20_body">Кнопка? <text:span text:style-name="T256">Да и</text:span> того меньше, просто дырка от кнопки в бумаге, <text:span text:style-name="T256">которую</text:span> однажды <text:span text:style-name="T256">снимут</text:span>, когда ракеты <text:span text:style-name="T256">прекратят</text:span> падать, или когда молодой статистик решит забросить свой подсчёт, бумагу у<text:span text:style-name="T256">несут</text:span> уборщицы, она будет разодрана, сгорит… Пойнтсмен один, беспомощно ч<text:span text:style-name="T25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7">одинаковая</text:span> смертность… эти трагичные дни… Но вот он уже просто трясётся, <text:span text:style-name="T256">разрешает</text:span> себе уставиться через пространство своего кабинета на Книгу, напомнить себе, что из <text:span text:style-name="T25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5">работники</text:span> ПРПУКа терп<text:span text:style-name="T265">я</text:span>т садовое и довоенное сумасшествие Крыла Д, <text:span text:style-name="T258">крайне</text:span> <text:span text:style-name="T258">редко</text:span> находя <text:span text:style-name="T258">случай для</text:span> обмена информацией о лечении и симптомах. Да, <text:span text:style-name="T258">а </text:span>могли бы <text:span text:style-name="T258">и потесней</text:span> сотрудничать. Истерика, в конце концов, <text:span text:style-name="T258">не та же </text:span>разве истерика. А вот <text:span text:style-name="T258">и</text:span> нет, <text:span text:style-name="T259">иди и убедись</text:span>, что нет. Как долго можно чувствовать себя таким <text:span text:style-name="T259">беззаботно </text:span>правым <text:span text:style-name="T259">касательно</text:span> пере<text:span text:style-name="T25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9">что</text:span> могут <text:span text:style-name="T259">довести</text:span> до состояния, <text:span text:style-name="T260">с</text:span> котор<text:span text:style-name="T260">ым</text:span> Спектро <text:span text:style-name="T260">сталкивался </text:span>каждый день в своей палате, уже не существующей… до того, что Пойнтсмен <text:span text:style-name="T260">обнаруживает</text:span> в Собаках: <text:span text:style-name="T260">у</text:span> Пётр<text:span text:style-name="T260">а</text:span>, Наташ<text:span text:style-name="T260">и</text:span>, Никола<text:span text:style-name="T260">я</text:span>, Серге<text:span text:style-name="T260">я</text:span>, Катеньк<text:span text:style-name="T260">и</text:span>—или <text:span text:style-name="T260">у </text:span>Пав<text:span text:style-name="T260">ла</text:span> Сергеевич<text:span text:style-name="T260">а</text:span>, Варвар<text:span text:style-name="T260">ы</text:span> Николаевн<text:span text:style-name="T260">ы</text:span>, а потом<text:span text:style-name="T260">у</text:span> детей <text:span text:style-name="T260">их</text:span>, и—Когда это так отчётливо читается в лицах врачей… Гвенхидви <text:s/>под его мохнатой бородой не настолько уж непро<text:span text:style-name="T260">бив</text:span>аем, как, <text:span text:style-name="T260">возможно</text:span>, ему <text:span text:style-name="T260">бы этого </text:span>хотелось, Спектро поспеша<text:span text:style-name="T260">я</text:span> со шприцем к своему Лису, когда <text:span text:style-name="T260">на</text:span> самом деле ничто не <text:span text:style-name="T260">силах</text:span> остановить Абреакцию Бога Ночи, <text:span text:style-name="T260">покуда</text:span> не прекратится Блиц, ракеты <text:span text:style-name="T260">не</text:span> будут разобраны, <text:span text:style-name="T260">а</text:span> вся плёнка прокручена сзаду наперёд: <text:span text:style-name="T26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60">ая</text:span> вспы<text:span text:style-name="T260">шка</text:span> цвет<text:span text:style-name="T260">а</text:span> <text:span text:style-name="T260">пламени</text:span>, за котор<text:span text:style-name="T260">ой</text:span> следует взрыв <text:span text:style-name="T260">затем</text:span> звук падения, <text:span text:style-name="T261">издёвка</text:span> (может ли такое <text:span text:style-name="T260">случиться ненароком</text:span>?) обратимо<text:span text:style-name="T261">го</text:span> процесса: кажд<text:span text:style-name="T261">ой</text:span> из них Господь <text:span text:style-name="T261">узаконивает</text:span> своё Государство, а мы, <text:s/>не <text:span text:style-name="T261">способные</text:span> его <text:span text:style-name="T261">обнаружить</text:span>, ни даже <text:span text:style-name="T261">понять</text:span>, начинаем думать о смерти не чаще, <text:span text:style-name="T262">право же</text:span>, чем <text:span text:style-name="T262">прежде</text:span>… и, не в силах пред<text:span text:style-name="T263">видеть их появление,</text:span> <text:s/>не <text:span text:style-name="T263">у</text:span>мея сби<text:span text:style-name="T263">ва</text:span>ть, держимся на притворстве, как <text:span text:style-name="T263">и </text:span>во времена <text:span text:style-name="T263">без </text:span>Блицев. Когда это <text:span text:style-name="T264">и в правду </text:span>происходит, отделываемся словом «случай». Или так <text:span text:style-name="T264">уж </text:span>нас у<text:span text:style-name="T264">бед</text:span>или. <text:span text:style-name="T265">Е</text:span>сть <text:span text:style-name="T265">такие </text:span><text:soft-page-break/>уровни, <text:span text:style-name="T265">где</text:span> случайность едва различима. <text:span text:style-name="T265">А</text:span> для таких работников как Роджер Мехико, это музыка, до<text:span text:style-name="T266">воль</text:span>но величавая, <text:span text:style-name="T265">все </text:span>эти серии степеней <text:s/></text:p>
      <text:p text:style-name="P152"><draw:frame draw:style-name="fr2"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6">енно</text:span> ракетопопаданиями в квадрат, распределение Поиссона определяет не только эти уничтожения, <text:span text:style-name="T266">от </text:span>которых никто не <text:span text:style-name="T266">в силах</text:span> <text:span text:style-name="T266">у</text:span>бежать, но и несчастные случаи при верховой езде, группы крови, радиоактивный распад, количество воен за год…. </text:p>
      <text:p text:style-name="P102">Пойнтсмен стоит у окна, его неясно отражённое лицо про<text:span text:style-name="T26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8">изредка</text:span> поэтические <text:span text:style-name="T268">приступы</text:span> Маэстро, просто бумага, тебе это ни к чему, Книга и жуткое проклятье… пока не поздно… Да, отступись, п<text:span text:style-name="T268">ади</text:span> на колен<text:span text:style-name="T268">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8">Разваливается</text:span> как <text:span text:style-name="T268">в наползающей </text:span>простуд<text:span text:style-name="T26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8">Ему</text:span> <text:span text:style-name="T268">даже</text:span>, в общем, <text:span text:style-name="T268">понятно</text:span> из-за чего: он <text:span text:style-name="T269">вызывает </text:span>жут<text:span text:style-name="T269">ь</text:span>. И <text:s/>даже <text:span text:style-name="T269">сам </text:span>чувствует, обычно, в какие моменты он <text:span text:style-name="Emphasis">становится</text:span> жутким—<text:span text:style-name="T269">та</text:span> определённая расстановка мускулов его лица, <text:span text:style-name="T269">и ощущает</text:span> испарин<text:span text:style-name="T269">у</text:span>… но с этим, похоже, ему уж ничего не поделать, <text:span text:style-name="T269">не получается</text:span> даже долго <text:span text:style-name="T26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9">уж</text:span> хотел<text:span text:style-name="T269">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303">вам </text:span>пожалуйста, <text:span text:style-name="T30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9">я</text:span>… это вам не просто <text:span text:style-name="T269">сплошняк из</text:span> рубиновы<text:span text:style-name="T269">х</text:span> соск<text:span text:style-name="T269">ов</text:span> и чёрно-кружевны<text:span text:style-name="T270">х</text:span> пеньюар<text:span text:style-name="T270">ов</text:span>, знаете ли. <text:span text:style-name="T270">Существуют неприметные</text:span> входы в комнаты с запахом бумаги, негласные голосования в <text:span text:style-name="T270">каком-то</text:span> Комитете, или <text:span text:style-name="T27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70">х</text:span>, лучши<text:span text:style-name="T270">х</text:span> люд<text:span text:style-name="T270">ей</text:span> вы<text:span text:style-name="T270">дёргивает</text:span> Смерть, имеется дверь, что мерещилась ему так часто в одиноких Тезеевых скитаний вдоль полиров<text:span text:style-name="T271">ки</text:span> коридоров лет: выход <text:span text:style-name="T27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2">как бы</text:span> даже чувствует затуха<text:span text:style-name="T272">ние</text:span> контур<text:span text:style-name="T272">ов</text:span> в коре <text:span text:style-name="T272">сво</text:span>его мозга, отправ<text:span text:style-name="T272">ка</text:span> <text:span text:style-name="T272">на</text:span> вечн<text:span text:style-name="T272">ый покой</text:span> част<text:span text:style-name="T272">ей</text:span> того, кто уж там содержался, <text:span text:style-name="T272">заполнение</text:span> нетронут<text:span text:style-name="T272">ой</text:span> хими<text:span text:style-name="T272">ей</text:span>.... </text:p>
      <text:p text:style-name="Text_20_body">Кевин Спектро не проводил тако<text:span text:style-name="T273">е же, как у него,</text:span> чётко<text:span text:style-name="T273">е</text:span> разграничени<text:span text:style-name="T273">е</text:span> <text:s/>между Внешним и Внутренним. Тому кора представлялась <text:s/>орган<text:span text:style-name="T273">ом</text:span>-интерфейс<text:span text:style-name="T273">ом</text:span>, посредник<text:span text:style-name="T273">ом</text:span> между тем и <text:span text:style-name="T273">тем</text:span>, но <text:span text:style-name="T273">также </text:span>и<text:span text:style-name="Emphasis"> часть</text:span><text:span text:style-name="Emphasis"><text:span text:style-name="T273">ю</text:span></text:span><text:span text:style-name="Emphasis"> каждого</text:span>. «<text:span text:style-name="T273">Увидев</text:span> как оно <text:span text:style-name="T273">на</text:span> самом деле»,– спросил он однажды,– «<text:span text:style-name="T273">разве мы </text:span><text:s/>можем, любой из нас, оста<text:span text:style-name="T273">ва</text:span>ться <text:s/>отдел<text:span text:style-name="T273">ёнными</text:span>». Он <text:span text:style-name="T27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4">м </text:span>направлен<text:span text:style-name="T274">ии</text:span>, к нулю, в ожидании превра<text:span text:style-name="T274">щения</text:span> в последнего из уходящих… <text:span text:style-name="T274">Успеет ли он</text:span>? <text:span text:style-name="T274">Ему надо</text:span> выжить… <text:span text:style-name="T274">добиться</text:span> Преми<text:span text:style-name="T274">и</text:span>, не для <text:span text:style-name="T274">личной</text:span> славы, нет—а исполнить обещание человеческому полю из семи, в которым был и он когда-то, <text:span text:style-name="T274">ради</text:span> те<text:span text:style-name="T274">х,</text:span> кто не дотянул.... Кадр среднего плана, он сам в освещении сзади, <text:span text:style-name="T274">в одиночестве</text:span> перед высоким окном <text:s/>Гранд-Отел<text:span text:style-name="T27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4">ая</text:span>, долгая золотистая сумеречность.... </text:p>
      <text:p text:style-name="P67">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4">отлёт</text:span>, <text:span text:style-name="T274">с </text:span>воп<text:span text:style-name="T274">лями</text:span>, как Коммандос, давая выход всему наконец-то—некий поистине чудный взлёт жизни внутри него, в первый и <text:span text:style-name="T274">единственный</text:span> раз, когда лицо об<text:span text:style-name="T27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5">здвинувшихся в нём далей</text:span>, жесток<text:span text:style-name="T275">ая</text:span> мужественность которых изумляют его самого).... То <text:soft-page-break/>было сном. Обстановка, лицо переменились, <text:span text:style-name="T275">почти ничего</text:span> кроме последовательности, что шло за чем, <text:span text:style-name="T275">не </text:span>удержалось после первой чашки кофе и сплюснутой зеленоватой таблетки Бензедрина. <text:span text:style-name="T275">Что-то похожее</text:span> на широкую стоянку грузовиков перед рассветом, <text:s/>свеже-пробрызганная мостовая <text:span text:style-name="T275">отливает</text:span> жирно-коричневыми, брезентоверхие оливковые грузовики стоят, <text:span text:style-name="T275">в </text:span>кажд<text:span text:style-name="T275">ом</text:span> сво<text:span text:style-name="T275">я</text:span> тайн<text:span text:style-name="T27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6">главное в</text:span> поворот<text:span text:style-name="T276">е</text:span> лица, <text:span text:style-name="T276">во </text:span>встреч<text:span text:style-name="T27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6">скачками</text:span> вдоль сумеречных набережных каналов забитых отбросами войны, взрывы ракет всякий раз <text:span text:style-name="T27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6">о</text:span> собаки мягко <text:span text:style-name="T276">полощется</text:span>, в <text:span text:style-name="T277">куполе</text:span> черепа ярко<text:span text:style-name="T276">е</text:span> отраж<text:span text:style-name="T276">ение</text:span> зимни<text:span text:style-name="T276">х</text:span> облак<text:span text:style-name="T27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7"> </text:span>не удаётся <text:span text:style-name="T277">ему </text:span>избежать до конца, потому что как всегда Райхсзигер <text:span text:style-name="T277">упорствует</text:span>, возглавляя, спокойный, неотменимый, <text:s text:c="2"/>за ним <text:span text:style-name="T277">ему буквально <text:s/>приходится гнаться, вновь и вновь</text:span> возвращаться <text:span text:style-name="T277">к погоне</text:span> в лихорадочном рондо, пока наконец они на склоне холма в конце долгого дня <text:span text:style-name="T277">срочных </text:span>донесений <text:span text:style-name="T277">фронтов</text:span> Армагеддона, среди алых сугробов буганвиллии, золотисты<text:span text:style-name="T277">х</text:span> троп<text:span text:style-name="T277">ов</text:span>, где вздымается пыль, столбы дыма над <text:span text:style-name="T278">далями </text:span>паучь<text:span text:style-name="T278">его</text:span> город<text:span text:style-name="T278">а</text:span>, который они пересекли, голоса в воздухе <text:span text:style-name="T278">оповещают</text:span>, что Южная Америка испепелена, небо над Нью-Йорком мерцает багрово от новейшего всё с<text:span text:style-name="T27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9">же</text:span> б<text:span text:style-name="T279">удучи</text:span> доктором <text:span text:style-name="T279">он так и</text:span> не развил рефлексов на определённые раздражители? Ему лучше знать: он знает, <text:span text:style-name="T27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8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80">и все наши гипотезы верны</text:span>, и <text:span text:style-name="T280">многое другое</text:span>. К чему бы мы ни пришли, нельзя сомневаться, что он, физиологически, исторически, выродок. Нам ни в коем случае нельзя <text:span text:style-name="T280">утратить</text:span> контроль. Мысль о нём затерявшемся в мире людей, после войны, наполняет меня глубоким ужасом, от которого не могу избавиться….» </text:p>
      <text:p text:style-name="P114"><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03">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1">е</text:span>жданно заговорил через Эвентира, так негромко, что Норе едва удавалось расслышать хоть что-нибудь, даже чья именно душа вошла и <text:span text:style-name="T281">пользуется</text:span> <text:span text:style-name="T28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1">а</text:span> туфли и кремово-жёлтого цилиндрика, что крошился по поверхности, не выпуская его ни на миг, нарисовала пятиконечную звезду на асфальте, <text:span text:style-name="T281">несколько</text:span> в<text:span text:style-name="T28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1">с</text:span>сч<text:span text:style-name="T281">ёт</text:span>ное множество раз с тех пор как явился в «Белое Посещение», и всё нормально-штатно за исключением, о, <text:span text:style-name="T282">всего </text:span>один или, <text:span text:style-name="T28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2">было бы </text:span>невозможно <text:span text:style-name="T282">не </text:span>приписать дюжине иных душ…. </text:p>
      <text:p text:style-name="P68">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2">вот</text:span> этот Черикок, с виду нормальный увалень, может чуть толстоват, начинает <text:span text:style-name="T28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2">с</text:span>говорились не докладывать—ничего такого, что наруш<text:span text:style-name="T28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3">умудряется посылать</text:span> голоса <text:span text:style-name="T283">на диски</text:span> или в <text:span text:style-name="T283">записывающее устройство</text:span> на расстоянии во много миль не <text:span text:style-name="T283">издавая звуков</text:span> и физически не прикасаясь к оборудованию? <text:span text:style-name="T283">Что за динамики</text:span> нач<text:span text:style-name="T28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3">по сей день</text:span>—когда имеются послания для передачи—даже Сачса занервничал.... </text:p>
      <text:p text:style-name="Text_20_body">С недавних пор, всё словно бы <text:span text:style-name="T283">подчинено</text:span> нек<text:span text:style-name="T284">оей</text:span> эфемерн<text:span text:style-name="T284">ой</text:span> Программ<text:span text:style-name="T28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5">выходит</text:span> <text:span text:style-name="T285">т</text:span>ак <text:span text:style-name="T285">будто</text:span> поддающееся нашим измерениям тело всего лишь обрывок <text:span text:style-name="T285">такой</text:span> программы <text:span text:style-name="T28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5">об </text:span>это<text:span text:style-name="T285">м</text:span> в ходе инструктажа. </text:p>
      <text:p text:style-name="Text_20_body">– <text:span text:style-name="T285">С</text:span>казать мне что? </text:p>
      <text:p text:style-name="Text_20_body">– То же самое, что когда-то было сказано и мне. Мы передаём это, от поколения к поколению. (<text:span text:style-name="T285">Ей не подворачивается постороннего</text:span> занятия, как-то прикрыться им. Мы чувствуем, что для неё это <text:span text:style-name="T285">всё </text:span>ещё не стало рутиной. Из благовоспитанности, она <text:span text:style-name="T28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6">минуешь</text:span>. Разве нет…? </text:p>
      <text:p text:style-name="Text_20_body">– Заморские пейзажи, о, да, и я так думала—необычные формирования, <text:span text:style-name="T286">взгляд</text:span> в<text:span text:style-name="T286">о</text:span> <text:span text:style-name="T286">Внешнюю</text:span> Луч<text:span text:style-name="T286">езарность</text:span>. Но всё это из нас, пойми. Миллионов нас, изменённых, чтоб стать интерфейсом, ороговеть, не чувствовать и <text:span text:style-name="T28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6">далеке</text:span>, но у нас есть дом! (В ответ молчание.) Вернуться туда! Не наверх в интерфейс. Обратно в ЦНС! </text:p>
      <text:p text:style-name="Text_20_body">– (Спокойно) Так<text:span text:style-name="T28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6">податливые</text:span> шкуры, тик натёртый лимоном, <text:span text:style-name="T286">вздымающиеся</text:span> извивы благовоний, яркая оптическая медь, <text:span text:style-name="T286">поблёкшие</text:span> Центрально-Азиатские ковры, алые с золот<text:span text:style-name="T28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6">проникает</text:span> сквозь стебли филоденронов и разлапистых листьев <text:span text:style-name="T286">схвативших</text:span> в пригоршню <text:span text:style-name="T286">гаснущий</text:span> исход заката, <text:span text:style-name="T286">проскальзывает</text:span> умиротворённо жёлтым по резной стали пряжек на её <text:span text:style-name="T286">лодыжках,</text:span> полосками по бокам и вниз высоких каблуков её туфлей из патентованной кожи, <text:span text:style-name="T286">на</text:span>полированной до утраты цвета вообще, <text:span text:style-name="T28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7">скатывается прочь</text:span> по <text:soft-page-break/>ним и снова возвращается к их беззащитному тылу. Запахи тлеющег<text:span text:style-name="T28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7">всякой</text:span> человеч<text:span text:style-name="T28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7">из</text:span> 5-к-2, отвергнет его дар, отвергнет что наполняет каждую его клеточку… тогда… </text:p>
      <text:p text:style-name="P69">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7">считает</text:span>, каждый тоже может видеть. Каждый из нас просматрива<text:span text:style-name="T28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7">н</text:span>ые профили военного персонала и молодых дам окаймляют края облаков: мужественный креп экспедиционной пилотки <text:span text:style-name="T287">бороздит</text:span> вперёд темнот<text:span text:style-name="T28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04">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8">приятия дня</text:span> не гнева, но окончательного безразличия.... О себе <text:span text:style-name="T288">же </text:span>он знает, что способен <text:span text:style-name="T28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8">всё это звучит </text:span><text:s/>сквозь прорези и отвороты потрёпанной итальянской перчатки… ангел Молотилы Сэнт-Блейза, и <text:span text:style-name="T288">на йоту</text:span> не вымышленный, подыма<text:span text:style-name="T288">вш</text:span>ийся над Любеком в то пред-пасхальное воскресенье с ядовито-зелёными куполами у него под ступнями, неотвязный перекрёстный <text:span text:style-name="T288">раз</text:span>лёт красных черепиц мечущихся вверх и вниз с тысяч <text:span text:style-name="T288">заострённых</text:span> крыш, а бомбардировщики грудятся и пикируют, Балтика уже затерялась за занавесью дыма <text:span text:style-name="T28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0">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9">словно</text:span> ветер в мачтах, обрывках, кроватных пружинах или тарелках антенн флотов зимующих в доках… но только <text:span text:style-name="T28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9">набрать высоту</text:span>, <text:span text:style-name="T289">прекратить бить </text:span><text:s/>по земле <text:span text:style-name="T289">ради</text:span> удар<text:span text:style-name="T289">а</text:span> по небу…. </text:p>
      <text:p text:style-name="P71">Капитан эскадрильи Сэнт-Блейз не включил описание этого ангела в свой <text:span text:style-name="T289">служебный</text:span> <text:span text:style-name="T289">рапорт</text:span>, опрашивающая его офицер ВААФ была известна на базе как драконша буквоедка худшего сорта <text:span text:style-name="T28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9">декадансу</text:span>, который его кормил и одевал. Унесённый насильно в 1930 ударом полицейской дубинки во время уличного шествия в Не<text:span text:style-name="T289">в</text:span>кёльне, он теперь сентиментально вспоминает вечера <text:span text:style-name="T29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9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9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90">остаётся</text:span> памяти: никаких личных отметок. Ему приходится читать об<text:span text:style-name="T290">о всём</text:span> <text:span text:style-name="T290">в</text:span> запис<text:span text:style-name="T290">ях</text:span> других, слушать диски. <text:span text:style-name="T290">И</text:span> значит он должен <text:span text:style-name="T290">полагаться на</text:span> други<text:span text:style-name="T29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90">его</text:span> воспит<text:span text:style-name="T290">ывали </text:span>в христианской, Западно-Европейской вере в <text:span text:style-name="T290">гла</text:span>венствующую роль своего «сознательного» с его воспоминаниями, всё прочее счита<text:span text:style-name="T29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2">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1">о</text:span>, как ему казалось, дожидавши<text:span text:style-name="T29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15"><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0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3">что</text:span> за долгие годы достиг какой-никакой <text:span text:style-name="Emphasis">détente </text:span>с воздухом, <text:span text:style-name="T29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3">Но худшие из детских вспышек Петера всё же лучше, чем самые безмятежные вечера с её мужем, Рыбы они такие, плавает в морях своих фантазий, <text:span text:style-name="T293">жажды</text:span> смерти, ракетного мистицизма—им такой и нужен, как Франц. Они-то уж знают как этим <text:span text:style-name="T293">вос</text:span>пользоваться. Знают как использовать почти кого угодно. Что станет с теми, кого использовать не получа<text:span text:style-name="T293">е</text:span>тся? </text:p>
      <text:p text:style-name="Text_20_body">Руди, Ваня, Ребекка, мы тут как <text:span text:style-name="T29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4">армия любовников может быть <text:span text:style-name="T298">разбита</text:span>. </text:p>
      <text:p text:style-name="Text_20_body"><text:span text:style-name="T29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4">ей</text:span> или меньш<text:span text:style-name="T294">ей</text:span> <text:span text:style-name="T29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4">встречается</text:span>. <text:span text:style-name="T294">Тут</text:span>, главным образом, каждый сам по себе. Сама знаешь. </text:p>
      <text:p text:style-name="P75">–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5">Лени, из времени потраченного на Франца, достаточно известно про кончание водиночку. Поначалу его пассивность вообще не <text:span text:style-name="T294">позволяла</text:span> ей кончить. <text:span text:style-name="T29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4">всякие</text:span> нежности между ними (в настоящее время она пускала в грёзы и других мужчин)—но одиночества тоже прибавилось. <text:span text:style-name="T294">Однако,</text:span> морщины её не скоро <text:span text:style-name="T294">ещё углубятся</text:span>, её рот не выучился становиться твёрже того выражения, которым она <text:span text:style-name="T294">и</text:span> саму себя <text:span text:style-name="T29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5">т</text:span>, всхрипыва<text:span text:style-name="T295">ют</text:span>, <text:span text:style-name="T295">стонут</text:span>… <text:span text:style-name="T1">Я знаю, что можно кончать вместе</text:span>… <text:span text:style-name="T295">и</text:span> Лени просыпается одна—Еврейка уже в <text:soft-page-break/>какой-то другой из здешних комнат—никогда не <text:span text:style-name="T295">могла </text:span>ул<text:span text:style-name="T295">овить</text:span> момент, <text:span text:style-name="T29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5">различить разборчиво</text:span>, она увидела, там, на одном из краёв, смотр<text:span text:style-name="T295">ит</text:span> вниз на неё… Да, это <text:span text:style-name="T29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5">ведь </text:span>Зигги рядом проплыл, по-собачьи, мы звали его «<text:span text:style-name="T295">Тролль</text:span>», он с т<text:span text:style-name="T295">ой</text:span> пор<text:span text:style-name="T295">ы</text:span> даже <text:span text:style-name="T29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5">пособницы</text:span> Любви…. </text:p>
      <text:p text:style-name="Text_20_body">В Лени, сейчас, ничто не выдаёт её долгое занятие профессией, ничто. Она <text:span text:style-name="T295">всё </text:span>то <text:span text:style-name="T29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296">ч</text:span>ка… <text:span text:style-name="T296">некоторые из</text:span> камн<text:span text:style-name="T296">ей</text:span> в стене были белыми как мука… может она его <text:span text:style-name="T29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296">трубил</text:span> Зигги своим ускоренным голос<text:span text:style-name="T29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296">лись под конец</text:span>, приход<text:span text:style-name="T296">или</text:span> с экзотической едой и винами, с новыми наркотиками, намного проще и честнее в вопросах секса. Никто не <text:span text:style-name="T29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296">иногда </text:span>даже к<text:span text:style-name="T296">ак</text:span> сидит <text:span text:style-name="T29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296">приложить к</text:span> её лиц<text:span text:style-name="T296">у</text:span>…. </text:p>
      <text:p text:style-name="Text_20_body">Ранним вечером на многоярусных балконах, террасах, слушатели <text:span text:style-name="T296">плотными</text:span> группа<text:span text:style-name="T29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296">церемониальности</text:span>, Президент, посреди <text:span text:style-name="T29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297">военные</text:span> заводы, мы утопим всё вооружение в море. Мне тошно от войны. Мне тошно просыпаться каждое утро <text:span text:style-name="T297">боясь</text:span> погибнуть». И вдруг ста<text:span text:style-name="T297">новится</text:span> невозможным ненавидеть его <text:span text:style-name="T29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06">Невероятно весело в бассейнах, среди друзей. <text:span text:style-name="T299">Настоящее</text:span> веселье: течение диалектических процессов не способно вызывать такой в<text:span text:style-name="T299">сплеск</text:span> в сердце. Каждый становится любовью.... </text:p>
      <text:p text:style-name="Text_20_body"><text:span text:style-name="T86">армия любовников может быть побеждена</text:span>. </text:p>
      <text:p text:style-name="Text_20_body">Руди и Ваня затеяли спор об уличной тактике. Где-то кап<text:span text:style-name="T299">а</text:span>ет вода. Улица на<text:span text:style-name="T299">стига</text:span>ет, даёт <text:span text:style-name="T299">знать о</text:span> себ<text:span text:style-name="T299">е</text:span> повсюду. Лени <text:span text:style-name="T299">известно</text:span> это и ненави<text:span text:style-name="T29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299">эт</text:span>ого, но возможно уже слишком поздно. Франц—Франц никогда не выходил на улицу надолго. <text:span text:style-name="T299">Вечно</text:span> какие-<text:span text:style-name="T29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299">чётко на своём месте</text:span>, вспых коленок под жемчужной юбкой, когда девушка в косынке склоняется <text:span text:style-name="T299">ухватит</text:span>ь булыжник, мужчин<text:span text:style-name="T299">у</text:span> в чёрном костюме и коричневой безрукавке <text:span text:style-name="T299">сграбастали</text:span> полицейски<text:span text:style-name="T29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00">увернуться от</text:span> <text:span text:style-name="T300">бегущего</text:span> демонстранта, <text:span text:style-name="T300">косится</text:span> поверх лацкана как-ты-посмел или <text:span text:style-name="T30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00">мельче</text:span> и <text:span text:style-name="T30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6">У него есть, то есть была, эта способность лишать вещи всякой восхитительности всего лишь парой реплик. И даже сло<text:span text:style-name="T30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00">слипнутся</text:span> глаза? </text:p>
      <text:p text:style-name="P76">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00">одят</text:span>,– защищалась она,– не причин<text:span text:style-name="T30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00">начал</text:span> снисходительн<text:span text:style-name="T30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0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00">г</text:span> <text:span text:style-name="T30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1">человеческие </text:span>фигуры в костюмах, свитерах, пальто, наблюдавши<text:span text:style-name="T301">е</text:span> из бункеров или траншей. Это была ракета на своём стенде: статичное испытание. </text:p>
      <text:p text:style-name="Text_20_body">Звук начал <text:span text:style-name="T30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7">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1">чиркают</text:span> по влажным бумажным салфеткам, говорят все <text:span text:style-name="T301">разом</text:span> вокруг заставленного бокалами стола, спорят сквозь дым и шум исток тепла, специфический импульс, толкающий поток…. </text:p>
      <text:p text:style-name="P78">–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07">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1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16"><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08">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0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04">от</text:span> <text:span text:style-name="T304">боязни</text:span>, как все надежды, <text:span text:style-name="T30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0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0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05">Гвенхидви</text:span> любитель выпить, в основном <text:span text:style-name="T30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05">с </text:span>корня<text:span text:style-name="T305">ми</text:span> валериана, бородавочника и орхидей, <text:span text:style-name="T305">со всем, </text:span>что только подвернётся, честно <text:span text:style-name="T30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0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05">Гвенхидви</text:span> есть больные с <text:span text:style-name="T30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05">ются</text:span> изъязвить бедную витаминами ткань, откуда взяты на пробу. Совершенно иной домейн, понимаешь. </text:p>
      <text:p text:style-name="P79">–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0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0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06">чтобы</text:span> хотя бы <text:s/>улыбнуться Гвенхидви <text:span text:style-name="T306">не</text:span> сопрово<text:span text:style-name="T306">ждая объяснительной</text:span> реч<text:span text:style-name="T306">ью</text:span>, <text:span text:style-name="T306">что сведёт</text:span> улыбку <text:span text:style-name="T30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07">по ходу донимая Эстеллу</text:span> <text:span text:style-name="T307">сноровистыми</text:span> шл<text:span text:style-name="T307">епками</text:span>-щекот<text:span text:style-name="T307">ульками</text:span>, <text:span text:style-name="T30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0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07">по У</text:span>айтхолл<text:span text:style-name="T30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0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0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08">ощупью</text:span> искать себя в окне? Наверное, мохнатый Валлиец совсем слетел с катушек? </text:p>
      <text:p text:style-name="P80">– Ты <text:s/>их не видишь,– <text:span text:style-name="T30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08">лишь</text:span> <text:span text:style-name="T308">выписывать</text:span> их, из госпиталя. Обратно в это? Здесь тоже вполне могла быть Европа, <text:span text:style-name="T308">с бит-вами</text:span>, дребез-г<text:span text:style-name="T308">ам</text:span>и и вытаскивать их до мини-мального уровня, чтоб<text:span text:style-name="T308">ы</text:span> <text:span text:style-name="T308">бойня </text:span>продолжа<text:span text:style-name="T308">сь</text:span>? </text:p>
      <text:p text:style-name="Text_20_body">– Так ты не знал, что идёт война?– За это Пойнтсмен<text:span text:style-name="T308">у</text:span>, вместе с чашкой чая, <text:span text:style-name="T308">уделяется</text:span> <text:span text:style-name="T311">жуткая</text:span> <text:span text:style-name="T31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09">лучше</text:span>, <text:span text:style-name="T309">чем</text:span> может знать Пойнтсмен, что это часть <text:span text:style-name="T309">течения</text:span> дня: сидеть в этой подлой комнате и <text:span text:style-name="T309">выкрикивать</text:span> в такую вот глухоту: что <text:span text:style-name="T309">мистер </text:span>Пойнтсмен <text:span text:style-name="T309">может</text:span> лишь играть самого же себя—стил<text:span text:style-name="T30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10">оттиснуты глубже на</text:span> сушу. <text:span text:style-name="T311">Но</text:span> вот в Лондоне, <text:span text:style-name="T311">наличествует</text:span> градиент зловредности, а? <text:span text:style-name="T31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11">хоть </text:span>какой-то тот или другой определённый образ. Политический, нет. Если Городу Параноику что-то приснится, нам <text:span text:style-name="T31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1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11">шь</text:span> своего друга Мехико? Посмотри<text:span text:style-name="T311">шь</text:span> на плотности по его карте? восток, восток и к югу от реки тоже, где <text:span text:style-name="T311">проживают</text:span> все блохи, вот <text:span text:style-name="T31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1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1">Позже, ближе <text:span text:style-name="T313">к</text:span> темноте, <text:span text:style-name="T313">группа</text:span> громадных <text:span text:style-name="T31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13">тащатся</text:span> следом как сопрово<text:span text:style-name="T311">ждение морских</text:span> конво<text:span text:style-name="T311">ев</text:span>. Ночью, в очень поздние затишья между бомбовозами, огнём зениток и попаданиями ракет, их можно услышать, громк<text:span text:style-name="T311">о</text:span> как мыши, <text:span text:style-name="T311">прогрызают</text:span> бумажные пакеты Гвенхидви, оставляя полосы и отпечатки говна такого же цвета, как сами. <text:span text:style-name="T312">Им</text:span>, <text:span text:style-name="T312">как видно,</text:span> не слишком <text:span text:style-name="T31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12">а</text:span>ть твёрдые интерфейсы, потому что они <text:span text:style-name="T312">старатели единения</text:span>, видишь ли. Рождественские жуки. Они сидели глубоко в соломе яс<text:span text:style-name="T31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12">С</text:span>паситель <text:span text:style-name="T312">твой</text:span>, <text:s/>понимаешь.... </text:p>
      <text:p text:style-name="P167"><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64">В аквариуме две рыбки за<text:span text:style-name="T31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1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62">Пусть ничего вас не тревожит,</text:p>
      <text:p text:style-name="P163">Тогда увидим мы, быть может </text:p>
      <text:p text:style-name="P162">Что-то, что вам не заметно пока— </text:p>
      <text:p text:style-name="P162">Большое, злючее, колючее </text:p>
      <text:p text:style-name="P162">тянется вцепиться вам в бока </text:p>
      <text:p text:style-name="P162">О, садовнику сегодня радуга нужна, </text:p>
      <text:p text:style-name="P163">Мусорщик свой галстук нагладил, повязал. </text:p>
      <text:p text:style-name="P162">И каждый идёт и песенку поёт </text:p>
      <text:p text:style-name="P162">Вместе с круглым лицом в небесах. Ах! </text:p>
      <text:p text:style-name="P162"/>
      <text:p text:style-name="P162">Прекрасный в небе дом из полиэтилена </text:p>
      <text:p text:style-name="P162">Кегли из платины у тебя в руках— </text:p>
      <text:p text:style-name="P162">О, мамочка твоя толстенный пулемёт из теста, </text:p>
      <text:p text:style-name="P162">А папа страшный молодец-премолодец </text:p>
      <text:p text:style-name="P165">(Шёпотом и стакатто): </text:p>
      <text:p text:style-name="P162">О, менеджер посасывает трубку, </text:p>
      <text:p text:style-name="P162">Банкиры поедают своих жён, </text:p>
      <text:p text:style-name="P163">Весь мир <text:span text:style-name="T316">пошёл </text:span>вверх дном, пляшет под оркестры </text:p>
      <text:p text:style-name="P163">Проверь свои карманы и получи сюрприз твой наконец— </text:p>
      <text:p text:style-name="P162"/>
      <text:p text:style-name="P162"> Карманы выверни сюр-приз свой получи: </text:p>
      <text:p text:style-name="P162"><text:soft-page-break/> В них абсо-лютно ни души, в них пусто очень! </text:p>
      <text:p text:style-name="P162"> Погасли лампы над ступеньками в ночи, </text:p>
      <text:p text:style-name="P162">  Сезон для ламп прошёл и бал окончен… </text:p>
      <text:p text:style-name="P162"> А где-то на пляже <text:span text:style-name="T316">шёпот</text:span> пальм и <text:span text:style-name="T316">морская </text:span>природа, </text:p>
      <text:p text:style-name="P162"> Спасатель не пере-стаёт вздыхать, </text:p>
      <text:p text:style-name="P162"> И голоса—это Парень и Девушка Года, </text:p>
      <text:p text:style-name="P162"> Детишки, которым надо научится умирать…. </text:p>
      <text:p text:style-name="P16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1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16">с</text:span>, в котором живые души не по своей воле становятся демонами, что в основном течении Западной магии носят имя Клиппото<text:span text:style-name="T31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16">такого </text:span>отца, который ещё не умер, человека, которого ты любишь и <text:span text:style-name="T31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16">кисти</text:span> Джессики, чтобы согреть их у себя на груди, чувствует их, ледяные, сквозь свитер и рубашку, при<text:span text:style-name="T31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1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17">иные</text:span> врем<text:span text:style-name="T31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160">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18">превратится в</text:span> домашн<text:span text:style-name="T318">юю</text:span> <text:span text:style-name="T318">управляющую</text:span>, младш<text:span text:style-name="T318">его</text:span> партнёр<text:span text:style-name="T31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1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17">Слышишь, ангелы сходят с небес, трубя:</text:p>
      <text:p text:style-name="P11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68"><draw:frame draw:style-name="fr1" draw:name="Image22" text:anchor-type="paragraph" svg:width="6.9252in" svg:height="0.3661in" draw:z-index="22"><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10T11:24:59.301087763</dc:date>
    <meta:editing-cycles>243</meta:editing-cycles>
    <meta:editing-duration>P9DT16H33M14S</meta:editing-duration>
    <meta:generator>LibreOffice/6.1.5.2$Linux_X86_64 LibreOffice_project/10$Build-2</meta:generator>
    <meta:document-statistic meta:table-count="0" meta:image-count="22" meta:object-count="1" meta:page-count="153" meta:paragraph-count="1082" meta:word-count="67283" meta:character-count="460026" meta:non-whitespace-character-count="39286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